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680016" calcext:value-type="float">
            <text:p>225.6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676968" calcext:value-type="float">
            <text:p>225.6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713544" calcext:value-type="float">
            <text:p>225.7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55048" calcext:value-type="float">
            <text:p>225.5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55048" calcext:value-type="float">
            <text:p>225.5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600768" calcext:value-type="float">
            <text:p>225.6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58096" calcext:value-type="float">
            <text:p>225.5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9772" calcext:value-type="float">
            <text:p>225.5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637344" calcext:value-type="float">
            <text:p>225.6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640392" calcext:value-type="float">
            <text:p>225.6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9772" calcext:value-type="float">
            <text:p>225.5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94672" calcext:value-type="float">
            <text:p>225.5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55048" calcext:value-type="float">
            <text:p>225.5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18472" calcext:value-type="float">
            <text:p>225.5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2152" calcext:value-type="float">
            <text:p>225.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52" calcext:value-type="float">
            <text:p>225.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9772" calcext:value-type="float">
            <text:p>225.5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600768" calcext:value-type="float">
            <text:p>225.6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18472" calcext:value-type="float">
            <text:p>225.5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15424" calcext:value-type="float">
            <text:p>225.5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18472" calcext:value-type="float">
            <text:p>225.5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600768" calcext:value-type="float">
            <text:p>225.6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600768" calcext:value-type="float">
            <text:p>225.6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9772" calcext:value-type="float">
            <text:p>225.5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52" calcext:value-type="float">
            <text:p>225.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18472" calcext:value-type="float">
            <text:p>225.5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81896" calcext:value-type="float">
            <text:p>225.4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18472" calcext:value-type="float">
            <text:p>225.5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52" calcext:value-type="float">
            <text:p>225.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18472" calcext:value-type="float">
            <text:p>225.5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18472" calcext:value-type="float">
            <text:p>225.5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15424" calcext:value-type="float">
            <text:p>225.5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15424" calcext:value-type="float">
            <text:p>225.5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18472" calcext:value-type="float">
            <text:p>225.5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81896" calcext:value-type="float">
            <text:p>225.4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78848" calcext:value-type="float">
            <text:p>225.4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15424" calcext:value-type="float">
            <text:p>225.5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78848" calcext:value-type="float">
            <text:p>225.4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39224" calcext:value-type="float">
            <text:p>225.4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33128" calcext:value-type="float">
            <text:p>225.4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36176" calcext:value-type="float">
            <text:p>225.4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758" calcext:value-type="float">
            <text:p>225.4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758" calcext:value-type="float">
            <text:p>225.4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39224" calcext:value-type="float">
            <text:p>225.4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72752" calcext:value-type="float">
            <text:p>225.4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78848" calcext:value-type="float">
            <text:p>225.4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39224" calcext:value-type="float">
            <text:p>225.4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39224" calcext:value-type="float">
            <text:p>225.4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39224" calcext:value-type="float">
            <text:p>225.4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758" calcext:value-type="float">
            <text:p>225.4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4532" calcext:value-type="float">
            <text:p>225.4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42272" calcext:value-type="float">
            <text:p>225.4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42272" calcext:value-type="float">
            <text:p>225.4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42272" calcext:value-type="float">
            <text:p>225.4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42272" calcext:value-type="float">
            <text:p>225.4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02648" calcext:value-type="float">
            <text:p>225.4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234" calcext:value-type="float">
            <text:p>225.3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56928" calcext:value-type="float">
            <text:p>225.3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59976" calcext:value-type="float">
            <text:p>225.3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63024" calcext:value-type="float">
            <text:p>225.3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63024" calcext:value-type="float">
            <text:p>225.3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26448" calcext:value-type="float">
            <text:p>225.3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20352" calcext:value-type="float">
            <text:p>225.3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3776" calcext:value-type="float">
            <text:p>225.2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3776" calcext:value-type="float">
            <text:p>225.2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20352" calcext:value-type="float">
            <text:p>225.3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26448" calcext:value-type="float">
            <text:p>225.3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3776" calcext:value-type="float">
            <text:p>225.2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6824" calcext:value-type="float">
            <text:p>225.2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6824" calcext:value-type="float">
            <text:p>225.2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72" calcext:value-type="float">
            <text:p>225.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72" calcext:value-type="float">
            <text:p>225.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3776" calcext:value-type="float">
            <text:p>225.2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3776" calcext:value-type="float">
            <text:p>225.2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3776" calcext:value-type="float">
            <text:p>225.2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3776" calcext:value-type="float">
            <text:p>225.2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3776" calcext:value-type="float">
            <text:p>225.2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8-15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63024" calcext:value-type="float">
            <text:p>225.3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4152" calcext:value-type="float">
            <text:p>225.2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4152" calcext:value-type="float">
            <text:p>225.2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0728" calcext:value-type="float">
            <text:p>225.2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20352" calcext:value-type="float">
            <text:p>225.3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3776" calcext:value-type="float">
            <text:p>225.2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4152" calcext:value-type="float">
            <text:p>225.2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38056" calcext:value-type="float">
            <text:p>225.2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1104" calcext:value-type="float">
            <text:p>225.2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4152" calcext:value-type="float">
            <text:p>225.2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1104" calcext:value-type="float">
            <text:p>225.2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1104" calcext:value-type="float">
            <text:p>225.2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4152" calcext:value-type="float">
            <text:p>225.2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4152" calcext:value-type="float">
            <text:p>225.2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4152" calcext:value-type="float">
            <text:p>225.2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1104" calcext:value-type="float">
            <text:p>225.2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38056" calcext:value-type="float">
            <text:p>225.2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1104" calcext:value-type="float">
            <text:p>225.2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72" calcext:value-type="float">
            <text:p>225.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72" calcext:value-type="float">
            <text:p>225.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1104" calcext:value-type="float">
            <text:p>225.2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1104" calcext:value-type="float">
            <text:p>225.2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4152" calcext:value-type="float">
            <text:p>225.2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72" calcext:value-type="float">
            <text:p>225.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3776" calcext:value-type="float">
            <text:p>225.2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0728" calcext:value-type="float">
            <text:p>225.2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4152" calcext:value-type="float">
            <text:p>225.2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1104" calcext:value-type="float">
            <text:p>225.2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1104" calcext:value-type="float">
            <text:p>225.2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1104" calcext:value-type="float">
            <text:p>225.2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0728" calcext:value-type="float">
            <text:p>225.2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0728" calcext:value-type="float">
            <text:p>225.2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1104" calcext:value-type="float">
            <text:p>225.2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1104" calcext:value-type="float">
            <text:p>225.2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74632" calcext:value-type="float">
            <text:p>225.2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7768" calcext:value-type="float">
            <text:p>225.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0728" calcext:value-type="float">
            <text:p>225.2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0728" calcext:value-type="float">
            <text:p>225.2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17304" calcext:value-type="float">
            <text:p>225.3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3776" calcext:value-type="float">
            <text:p>225.2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0728" calcext:value-type="float">
            <text:p>225.2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7768" calcext:value-type="float">
            <text:p>225.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7768" calcext:value-type="float">
            <text:p>225.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3776" calcext:value-type="float">
            <text:p>225.2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04528" calcext:value-type="float">
            <text:p>225.2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04528" calcext:value-type="float">
            <text:p>225.2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1104" calcext:value-type="float">
            <text:p>225.2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7768" calcext:value-type="float">
            <text:p>225.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7768" calcext:value-type="float">
            <text:p>225.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4152" calcext:value-type="float">
            <text:p>225.2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1104" calcext:value-type="float">
            <text:p>225.2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4152" calcext:value-type="float">
            <text:p>225.2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1104" calcext:value-type="float">
            <text:p>225.2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38056" calcext:value-type="float">
            <text:p>225.2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38056" calcext:value-type="float">
            <text:p>225.2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1104" calcext:value-type="float">
            <text:p>225.2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6-0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44736" calcext:value-type="float">
            <text:p>225.3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5-2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3864" calcext:value-type="float">
            <text:p>225.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56344" calcext:value-type="float">
            <text:p>225.2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1104" calcext:value-type="float">
            <text:p>225.2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38056" calcext:value-type="float">
            <text:p>225.2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38056" calcext:value-type="float">
            <text:p>225.2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1104" calcext:value-type="float">
            <text:p>225.2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68536" calcext:value-type="float">
            <text:p>225.2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68536" calcext:value-type="float">
            <text:p>225.2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68536" calcext:value-type="float">
            <text:p>225.2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65488" calcext:value-type="float">
            <text:p>225.2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56344" calcext:value-type="float">
            <text:p>225.2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50248" calcext:value-type="float">
            <text:p>225.2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72" calcext:value-type="float">
            <text:p>225.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74632" calcext:value-type="float">
            <text:p>225.2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74632" calcext:value-type="float">
            <text:p>225.2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28912" calcext:value-type="float">
            <text:p>225.2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28912" calcext:value-type="float">
            <text:p>225.2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19768" calcext:value-type="float">
            <text:p>225.2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19768" calcext:value-type="float">
            <text:p>225.2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10624" calcext:value-type="float">
            <text:p>225.2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46616" calcext:value-type="float">
            <text:p>225.1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46616" calcext:value-type="float">
            <text:p>225.1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46616" calcext:value-type="float">
            <text:p>225.1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92336" calcext:value-type="float">
            <text:p>225.1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35008" calcext:value-type="float">
            <text:p>225.2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0728" calcext:value-type="float">
            <text:p>225.2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2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03232" calcext:value-type="float">
            <text:p>225.5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35008" calcext:value-type="float">
            <text:p>225.2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04528" calcext:value-type="float">
            <text:p>225.2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0148" calcext:value-type="float">
            <text:p>225.2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0148" calcext:value-type="float">
            <text:p>225.2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35008" calcext:value-type="float">
            <text:p>225.2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9872" calcext:value-type="float">
            <text:p>225.2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52712" calcext:value-type="float">
            <text:p>225.1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52712" calcext:value-type="float">
            <text:p>225.1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56344" calcext:value-type="float">
            <text:p>225.2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37472" calcext:value-type="float">
            <text:p>225.1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85656" calcext:value-type="float">
            <text:p>225.0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85656" calcext:value-type="float">
            <text:p>225.0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46616" calcext:value-type="float">
            <text:p>225.1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52712" calcext:value-type="float">
            <text:p>225.1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64904" calcext:value-type="float">
            <text:p>225.1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3196" calcext:value-type="float">
            <text:p>225.2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07576" calcext:value-type="float">
            <text:p>225.2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5576" calcext:value-type="float">
            <text:p>225.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5576" calcext:value-type="float">
            <text:p>225.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71" calcext:value-type="float">
            <text:p>225.1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2528" calcext:value-type="float">
            <text:p>225.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42984" calcext:value-type="float">
            <text:p>225.0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19184" calcext:value-type="float">
            <text:p>225.1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64904" calcext:value-type="float">
            <text:p>225.1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10624" calcext:value-type="float">
            <text:p>225.2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58808" calcext:value-type="float">
            <text:p>225.1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52712" calcext:value-type="float">
            <text:p>225.1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61856" calcext:value-type="float">
            <text:p>225.1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8624" calcext:value-type="float">
            <text:p>225.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1672" calcext:value-type="float">
            <text:p>225.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9872" calcext:value-type="float">
            <text:p>225.2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05112" calcext:value-type="float">
            <text:p>225.3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3196" calcext:value-type="float">
            <text:p>225.2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83192" calcext:value-type="float">
            <text:p>225.1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0148" calcext:value-type="float">
            <text:p>225.2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5576" calcext:value-type="float">
            <text:p>225.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19184" calcext:value-type="float">
            <text:p>225.1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04528" calcext:value-type="float">
            <text:p>225.2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74048" calcext:value-type="float">
            <text:p>225.1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97848" calcext:value-type="float">
            <text:p>225.0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43568" calcext:value-type="float">
            <text:p>225.1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22816" calcext:value-type="float">
            <text:p>225.2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67952" calcext:value-type="float">
            <text:p>225.1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67952" calcext:value-type="float">
            <text:p>225.1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71" calcext:value-type="float">
            <text:p>225.1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71" calcext:value-type="float">
            <text:p>225.1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71" calcext:value-type="float">
            <text:p>225.1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80144" calcext:value-type="float">
            <text:p>225.1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80144" calcext:value-type="float">
            <text:p>225.1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80144" calcext:value-type="float">
            <text:p>225.1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19184" calcext:value-type="float">
            <text:p>225.1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19184" calcext:value-type="float">
            <text:p>225.1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4052" calcext:value-type="float">
            <text:p>225.1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98432" calcext:value-type="float">
            <text:p>225.1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28912" calcext:value-type="float">
            <text:p>225.2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50248" calcext:value-type="float">
            <text:p>225.2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3196" calcext:value-type="float">
            <text:p>225.2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3196" calcext:value-type="float">
            <text:p>225.2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02064" calcext:value-type="float">
            <text:p>225.3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6824" calcext:value-type="float">
            <text:p>225.2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98432" calcext:value-type="float">
            <text:p>225.1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7956" calcext:value-type="float">
            <text:p>225.0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7956" calcext:value-type="float">
            <text:p>225.0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3196" calcext:value-type="float">
            <text:p>225.2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72" calcext:value-type="float">
            <text:p>225.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38056" calcext:value-type="float">
            <text:p>225.2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8624" calcext:value-type="float">
            <text:p>225.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2528" calcext:value-type="float">
            <text:p>225.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2528" calcext:value-type="float">
            <text:p>225.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61856" calcext:value-type="float">
            <text:p>225.1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61856" calcext:value-type="float">
            <text:p>225.1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80728" calcext:value-type="float">
            <text:p>225.2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6244" calcext:value-type="float">
            <text:p>225.2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10624" calcext:value-type="float">
            <text:p>225.2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1004" calcext:value-type="float">
            <text:p>225.1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31376" calcext:value-type="float">
            <text:p>225.1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22816" calcext:value-type="float">
            <text:p>225.2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22816" calcext:value-type="float">
            <text:p>225.2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77096" calcext:value-type="float">
            <text:p>225.1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67368" calcext:value-type="float">
            <text:p>225.0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67368" calcext:value-type="float">
            <text:p>225.0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7956" calcext:value-type="float">
            <text:p>225.0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76512" calcext:value-type="float">
            <text:p>225.0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97848" calcext:value-type="float">
            <text:p>225.0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97848" calcext:value-type="float">
            <text:p>225.0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43568" calcext:value-type="float">
            <text:p>225.1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49664" calcext:value-type="float">
            <text:p>225.1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5576" calcext:value-type="float">
            <text:p>225.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98432" calcext:value-type="float">
            <text:p>225.1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07576" calcext:value-type="float">
            <text:p>225.2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07576" calcext:value-type="float">
            <text:p>225.2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74048" calcext:value-type="float">
            <text:p>225.1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71" calcext:value-type="float">
            <text:p>225.1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98432" calcext:value-type="float">
            <text:p>225.1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98432" calcext:value-type="float">
            <text:p>225.1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19768" calcext:value-type="float">
            <text:p>225.2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07576" calcext:value-type="float">
            <text:p>225.2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82608" calcext:value-type="float">
            <text:p>225.0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7956" calcext:value-type="float">
            <text:p>225.0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16136" calcext:value-type="float">
            <text:p>225.1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19768" calcext:value-type="float">
            <text:p>225.2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13672" calcext:value-type="float">
            <text:p>225.2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92336" calcext:value-type="float">
            <text:p>225.1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92336" calcext:value-type="float">
            <text:p>225.1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04528" calcext:value-type="float">
            <text:p>225.2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8624" calcext:value-type="float">
            <text:p>225.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8624" calcext:value-type="float">
            <text:p>225.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8624" calcext:value-type="float">
            <text:p>225.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61856" calcext:value-type="float">
            <text:p>225.1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67368" calcext:value-type="float">
            <text:p>225.0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39936" calcext:value-type="float">
            <text:p>225.0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16136" calcext:value-type="float">
            <text:p>225.1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70416" calcext:value-type="float">
            <text:p>225.0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70416" calcext:value-type="float">
            <text:p>225.0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13088" calcext:value-type="float">
            <text:p>225.1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61856" calcext:value-type="float">
            <text:p>225.1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85656" calcext:value-type="float">
            <text:p>225.0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6784" calcext:value-type="float">
            <text:p>224.9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3736" calcext:value-type="float">
            <text:p>224.9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186" calcext:value-type="float">
            <text:p>225.0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52128" calcext:value-type="float">
            <text:p>225.0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948" calcext:value-type="float">
            <text:p>225.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03944" calcext:value-type="float">
            <text:p>225.1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67368" calcext:value-type="float">
            <text:p>225.0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67368" calcext:value-type="float">
            <text:p>225.0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70416" calcext:value-type="float">
            <text:p>225.0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70416" calcext:value-type="float">
            <text:p>225.0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58224" calcext:value-type="float">
            <text:p>225.0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52128" calcext:value-type="float">
            <text:p>225.0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42984" calcext:value-type="float">
            <text:p>225.0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21648" calcext:value-type="float">
            <text:p>225.0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5072" calcext:value-type="float">
            <text:p>224.9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78976" calcext:value-type="float">
            <text:p>224.9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78976" calcext:value-type="float">
            <text:p>224.9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55176" calcext:value-type="float">
            <text:p>225.0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7956" calcext:value-type="float">
            <text:p>225.0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4908" calcext:value-type="float">
            <text:p>225.0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4908" calcext:value-type="float">
            <text:p>225.0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4908" calcext:value-type="float">
            <text:p>225.0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82608" calcext:value-type="float">
            <text:p>225.0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06992" calcext:value-type="float">
            <text:p>225.1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948" calcext:value-type="float">
            <text:p>225.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6432" calcext:value-type="float">
            <text:p>225.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6432" calcext:value-type="float">
            <text:p>225.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00896" calcext:value-type="float">
            <text:p>225.1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00896" calcext:value-type="float">
            <text:p>225.1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1004" calcext:value-type="float">
            <text:p>225.1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5576" calcext:value-type="float">
            <text:p>225.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43568" calcext:value-type="float">
            <text:p>225.1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43568" calcext:value-type="float">
            <text:p>225.1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43568" calcext:value-type="float">
            <text:p>225.1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97848" calcext:value-type="float">
            <text:p>225.0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88704" calcext:value-type="float">
            <text:p>225.0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85656" calcext:value-type="float">
            <text:p>225.0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85656" calcext:value-type="float">
            <text:p>225.0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67368" calcext:value-type="float">
            <text:p>225.0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42984" calcext:value-type="float">
            <text:p>225.0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39936" calcext:value-type="float">
            <text:p>225.0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39936" calcext:value-type="float">
            <text:p>225.0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36888" calcext:value-type="float">
            <text:p>225.0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12504" calcext:value-type="float">
            <text:p>225.0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12504" calcext:value-type="float">
            <text:p>225.0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24696" calcext:value-type="float">
            <text:p>225.0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06408" calcext:value-type="float">
            <text:p>225.0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06408" calcext:value-type="float">
            <text:p>225.0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4216" calcext:value-type="float">
            <text:p>224.9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4216" calcext:value-type="float">
            <text:p>224.9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812" calcext:value-type="float">
            <text:p>224.9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812" calcext:value-type="float">
            <text:p>224.9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7288" calcext:value-type="float">
            <text:p>224.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7288" calcext:value-type="float">
            <text:p>224.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3736" calcext:value-type="float">
            <text:p>224.9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764" calcext:value-type="float">
            <text:p>224.9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8496" calcext:value-type="float">
            <text:p>224.9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8496" calcext:value-type="float">
            <text:p>224.9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7288" calcext:value-type="float">
            <text:p>224.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27744" calcext:value-type="float">
            <text:p>225.0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186" calcext:value-type="float">
            <text:p>225.0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06408" calcext:value-type="float">
            <text:p>225.0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06408" calcext:value-type="float">
            <text:p>225.0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15552" calcext:value-type="float">
            <text:p>225.0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06408" calcext:value-type="float">
            <text:p>225.0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4216" calcext:value-type="float">
            <text:p>224.9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5072" calcext:value-type="float">
            <text:p>224.9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9832" calcext:value-type="float">
            <text:p>224.9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9832" calcext:value-type="float">
            <text:p>224.9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5072" calcext:value-type="float">
            <text:p>224.9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5072" calcext:value-type="float">
            <text:p>224.9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4216" calcext:value-type="float">
            <text:p>224.9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12504" calcext:value-type="float">
            <text:p>225.0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24696" calcext:value-type="float">
            <text:p>225.0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12504" calcext:value-type="float">
            <text:p>225.0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812" calcext:value-type="float">
            <text:p>224.9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9832" calcext:value-type="float">
            <text:p>224.9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9832" calcext:value-type="float">
            <text:p>224.9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5072" calcext:value-type="float">
            <text:p>224.9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1168" calcext:value-type="float">
            <text:p>224.9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812" calcext:value-type="float">
            <text:p>224.9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5072" calcext:value-type="float">
            <text:p>224.9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7288" calcext:value-type="float">
            <text:p>224.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3736" calcext:value-type="float">
            <text:p>224.9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3736" calcext:value-type="float">
            <text:p>224.9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7288" calcext:value-type="float">
            <text:p>224.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5072" calcext:value-type="float">
            <text:p>224.9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5072" calcext:value-type="float">
            <text:p>224.9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5072" calcext:value-type="float">
            <text:p>224.9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4216" calcext:value-type="float">
            <text:p>224.9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9352" calcext:value-type="float">
            <text:p>224.9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0208" calcext:value-type="float">
            <text:p>224.9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0208" calcext:value-type="float">
            <text:p>224.9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2024" calcext:value-type="float">
            <text:p>224.9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764" calcext:value-type="float">
            <text:p>224.9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4592" calcext:value-type="float">
            <text:p>224.9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4592" calcext:value-type="float">
            <text:p>224.9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5072" calcext:value-type="float">
            <text:p>224.9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0688" calcext:value-type="float">
            <text:p>224.9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4592" calcext:value-type="float">
            <text:p>224.9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4592" calcext:value-type="float">
            <text:p>224.9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3736" calcext:value-type="float">
            <text:p>224.9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4592" calcext:value-type="float">
            <text:p>224.9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4592" calcext:value-type="float">
            <text:p>224.9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0688" calcext:value-type="float">
            <text:p>224.9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0336" calcext:value-type="float">
            <text:p>225.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5072" calcext:value-type="float">
            <text:p>224.9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7288" calcext:value-type="float">
            <text:p>224.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7288" calcext:value-type="float">
            <text:p>224.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7288" calcext:value-type="float">
            <text:p>224.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2024" calcext:value-type="float">
            <text:p>224.9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75928" calcext:value-type="float">
            <text:p>224.9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6784" calcext:value-type="float">
            <text:p>224.9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1544" calcext:value-type="float">
            <text:p>224.9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1544" calcext:value-type="float">
            <text:p>224.9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1544" calcext:value-type="float">
            <text:p>224.9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1168" calcext:value-type="float">
            <text:p>224.9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1168" calcext:value-type="float">
            <text:p>224.9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9832" calcext:value-type="float">
            <text:p>224.9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3736" calcext:value-type="float">
            <text:p>224.9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4592" calcext:value-type="float">
            <text:p>224.9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24112" calcext:value-type="float">
            <text:p>224.9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21064" calcext:value-type="float">
            <text:p>224.9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2716" calcext:value-type="float">
            <text:p>224.9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1544" calcext:value-type="float">
            <text:p>224.9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3256" calcext:value-type="float">
            <text:p>224.9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0208" calcext:value-type="float">
            <text:p>224.9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5448" calcext:value-type="float">
            <text:p>224.9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5448" calcext:value-type="float">
            <text:p>224.9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0688" calcext:value-type="float">
            <text:p>224.9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5072" calcext:value-type="float">
            <text:p>224.9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9728" calcext:value-type="float">
            <text:p>224.8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9728" calcext:value-type="float">
            <text:p>224.8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02776" calcext:value-type="float">
            <text:p>224.9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0208" calcext:value-type="float">
            <text:p>224.9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9352" calcext:value-type="float">
            <text:p>224.9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8496" calcext:value-type="float">
            <text:p>224.9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1544" calcext:value-type="float">
            <text:p>224.9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3736" calcext:value-type="float">
            <text:p>224.9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7264" calcext:value-type="float">
            <text:p>224.9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1168" calcext:value-type="float">
            <text:p>224.9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6304" calcext:value-type="float">
            <text:p>224.9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05824" calcext:value-type="float">
            <text:p>224.9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9728" calcext:value-type="float">
            <text:p>224.8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1192" calcext:value-type="float">
            <text:p>224.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3256" calcext:value-type="float">
            <text:p>224.9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1544" calcext:value-type="float">
            <text:p>224.9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1544" calcext:value-type="float">
            <text:p>224.9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9352" calcext:value-type="float">
            <text:p>224.9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3256" calcext:value-type="float">
            <text:p>224.9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0208" calcext:value-type="float">
            <text:p>224.9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0208" calcext:value-type="float">
            <text:p>224.9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6304" calcext:value-type="float">
            <text:p>224.9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3256" calcext:value-type="float">
            <text:p>224.9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08872" calcext:value-type="float">
            <text:p>224.9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47912" calcext:value-type="float">
            <text:p>224.8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44864" calcext:value-type="float">
            <text:p>224.8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60104" calcext:value-type="float">
            <text:p>224.8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05824" calcext:value-type="float">
            <text:p>224.9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24" calcext:value-type="float">
            <text:p>224.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0208" calcext:value-type="float">
            <text:p>224.9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0208" calcext:value-type="float">
            <text:p>224.9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6784" calcext:value-type="float">
            <text:p>224.9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8496" calcext:value-type="float">
            <text:p>224.9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87536" calcext:value-type="float">
            <text:p>224.8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72296" calcext:value-type="float">
            <text:p>224.8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78392" calcext:value-type="float">
            <text:p>224.8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87536" calcext:value-type="float">
            <text:p>224.8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0584" calcext:value-type="float">
            <text:p>224.8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8144" calcext:value-type="float">
            <text:p>224.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9728" calcext:value-type="float">
            <text:p>224.8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9728" calcext:value-type="float">
            <text:p>224.8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21064" calcext:value-type="float">
            <text:p>224.9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02776" calcext:value-type="float">
            <text:p>224.9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3632" calcext:value-type="float">
            <text:p>224.8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72296" calcext:value-type="float">
            <text:p>224.8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668" calcext:value-type="float">
            <text:p>224.8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84488" calcext:value-type="float">
            <text:p>224.8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75344" calcext:value-type="float">
            <text:p>224.8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87536" calcext:value-type="float">
            <text:p>224.8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0208" calcext:value-type="float">
            <text:p>224.9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24112" calcext:value-type="float">
            <text:p>224.9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44864" calcext:value-type="float">
            <text:p>224.8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23528" calcext:value-type="float">
            <text:p>224.8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47912" calcext:value-type="float">
            <text:p>224.8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63152" calcext:value-type="float">
            <text:p>224.8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08872" calcext:value-type="float">
            <text:p>224.9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08872" calcext:value-type="float">
            <text:p>224.9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02776" calcext:value-type="float">
            <text:p>224.9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87536" calcext:value-type="float">
            <text:p>224.8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3632" calcext:value-type="float">
            <text:p>224.8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18016" calcext:value-type="float">
            <text:p>224.9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14968" calcext:value-type="float">
            <text:p>224.9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75344" calcext:value-type="float">
            <text:p>224.8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8144" calcext:value-type="float">
            <text:p>224.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75344" calcext:value-type="float">
            <text:p>224.8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9728" calcext:value-type="float">
            <text:p>224.8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9832" calcext:value-type="float">
            <text:p>224.9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4592" calcext:value-type="float">
            <text:p>224.9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1168" calcext:value-type="float">
            <text:p>224.9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30792" calcext:value-type="float">
            <text:p>225.0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78976" calcext:value-type="float">
            <text:p>224.9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75928" calcext:value-type="float">
            <text:p>224.9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9352" calcext:value-type="float">
            <text:p>224.9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3256" calcext:value-type="float">
            <text:p>224.9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668" calcext:value-type="float">
            <text:p>224.8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87536" calcext:value-type="float">
            <text:p>224.8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24" calcext:value-type="float">
            <text:p>224.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75928" calcext:value-type="float">
            <text:p>224.9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09456" calcext:value-type="float">
            <text:p>225.0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5448" calcext:value-type="float">
            <text:p>224.9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72296" calcext:value-type="float">
            <text:p>224.8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60104" calcext:value-type="float">
            <text:p>224.8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84488" calcext:value-type="float">
            <text:p>224.8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05824" calcext:value-type="float">
            <text:p>224.9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668" calcext:value-type="float">
            <text:p>224.8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24" calcext:value-type="float">
            <text:p>224.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24" calcext:value-type="float">
            <text:p>224.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5448" calcext:value-type="float">
            <text:p>224.9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8144" calcext:value-type="float">
            <text:p>224.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08288" calcext:value-type="float">
            <text:p>224.8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3632" calcext:value-type="float">
            <text:p>224.8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0208" calcext:value-type="float">
            <text:p>224.9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6304" calcext:value-type="float">
            <text:p>224.9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2024" calcext:value-type="float">
            <text:p>224.9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8496" calcext:value-type="float">
            <text:p>224.9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0584" calcext:value-type="float">
            <text:p>224.8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99144" calcext:value-type="float">
            <text:p>224.7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99144" calcext:value-type="float">
            <text:p>224.7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24" calcext:value-type="float">
            <text:p>224.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08872" calcext:value-type="float">
            <text:p>224.9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08872" calcext:value-type="float">
            <text:p>224.9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1544" calcext:value-type="float">
            <text:p>224.9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5072" calcext:value-type="float">
            <text:p>224.9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7264" calcext:value-type="float">
            <text:p>224.9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9352" calcext:value-type="float">
            <text:p>224.9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5448" calcext:value-type="float">
            <text:p>224.9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18016" calcext:value-type="float">
            <text:p>224.9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75344" calcext:value-type="float">
            <text:p>224.8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8144" calcext:value-type="float">
            <text:p>224.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2716" calcext:value-type="float">
            <text:p>224.9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1168" calcext:value-type="float">
            <text:p>224.9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21648" calcext:value-type="float">
            <text:p>225.0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78976" calcext:value-type="float">
            <text:p>224.9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60104" calcext:value-type="float">
            <text:p>224.8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5096" calcext:value-type="float">
            <text:p>224.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02776" calcext:value-type="float">
            <text:p>224.9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668" calcext:value-type="float">
            <text:p>224.8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3632" calcext:value-type="float">
            <text:p>224.8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9728" calcext:value-type="float">
            <text:p>224.8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2716" calcext:value-type="float">
            <text:p>224.9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4592" calcext:value-type="float">
            <text:p>224.9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12504" calcext:value-type="float">
            <text:p>225.0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72296" calcext:value-type="float">
            <text:p>224.8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57056" calcext:value-type="float">
            <text:p>224.8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84488" calcext:value-type="float">
            <text:p>224.8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24112" calcext:value-type="float">
            <text:p>224.9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7288" calcext:value-type="float">
            <text:p>224.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5448" calcext:value-type="float">
            <text:p>224.9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0584" calcext:value-type="float">
            <text:p>224.8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08872" calcext:value-type="float">
            <text:p>224.9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2024" calcext:value-type="float">
            <text:p>224.9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6784" calcext:value-type="float">
            <text:p>224.9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4216" calcext:value-type="float">
            <text:p>224.9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812" calcext:value-type="float">
            <text:p>224.9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0208" calcext:value-type="float">
            <text:p>224.9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0688" calcext:value-type="float">
            <text:p>224.9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6784" calcext:value-type="float">
            <text:p>224.9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78976" calcext:value-type="float">
            <text:p>224.9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5448" calcext:value-type="float">
            <text:p>224.9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57056" calcext:value-type="float">
            <text:p>224.8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75344" calcext:value-type="float">
            <text:p>224.8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14968" calcext:value-type="float">
            <text:p>224.9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18016" calcext:value-type="float">
            <text:p>224.9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668" calcext:value-type="float">
            <text:p>224.8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6784" calcext:value-type="float">
            <text:p>224.9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1192" calcext:value-type="float">
            <text:p>224.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86952" calcext:value-type="float">
            <text:p>224.7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96096" calcext:value-type="float">
            <text:p>224.7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47912" calcext:value-type="float">
            <text:p>224.8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24112" calcext:value-type="float">
            <text:p>224.9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812" calcext:value-type="float">
            <text:p>224.9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7264" calcext:value-type="float">
            <text:p>224.9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09456" calcext:value-type="float">
            <text:p>225.0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36888" calcext:value-type="float">
            <text:p>225.0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3736" calcext:value-type="float">
            <text:p>224.9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24" calcext:value-type="float">
            <text:p>224.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24" calcext:value-type="float">
            <text:p>224.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0208" calcext:value-type="float">
            <text:p>224.9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21064" calcext:value-type="float">
            <text:p>224.9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2716" calcext:value-type="float">
            <text:p>224.9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0336" calcext:value-type="float">
            <text:p>225.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76512" calcext:value-type="float">
            <text:p>225.0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2024" calcext:value-type="float">
            <text:p>224.9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08872" calcext:value-type="float">
            <text:p>224.9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8496" calcext:value-type="float">
            <text:p>224.9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52128" calcext:value-type="float">
            <text:p>225.0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00312" calcext:value-type="float">
            <text:p>225.0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00312" calcext:value-type="float">
            <text:p>225.0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3256" calcext:value-type="float">
            <text:p>224.9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02192" calcext:value-type="float">
            <text:p>224.8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96096" calcext:value-type="float">
            <text:p>224.7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60104" calcext:value-type="float">
            <text:p>224.8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57056" calcext:value-type="float">
            <text:p>224.8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99144" calcext:value-type="float">
            <text:p>224.7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08872" calcext:value-type="float">
            <text:p>224.9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1192" calcext:value-type="float">
            <text:p>224.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87536" calcext:value-type="float">
            <text:p>224.8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5448" calcext:value-type="float">
            <text:p>224.9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1168" calcext:value-type="float">
            <text:p>224.9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2024" calcext:value-type="float">
            <text:p>224.9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00312" calcext:value-type="float">
            <text:p>225.0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764" calcext:value-type="float">
            <text:p>224.9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812" calcext:value-type="float">
            <text:p>224.9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0336" calcext:value-type="float">
            <text:p>225.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1168" calcext:value-type="float">
            <text:p>224.9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4592" calcext:value-type="float">
            <text:p>224.9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3256" calcext:value-type="float">
            <text:p>224.9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5448" calcext:value-type="float">
            <text:p>224.9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75344" calcext:value-type="float">
            <text:p>224.8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2716" calcext:value-type="float">
            <text:p>224.9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1168" calcext:value-type="float">
            <text:p>224.9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09456" calcext:value-type="float">
            <text:p>225.0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00312" calcext:value-type="float">
            <text:p>225.0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00312" calcext:value-type="float">
            <text:p>225.0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9832" calcext:value-type="float">
            <text:p>224.9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1544" calcext:value-type="float">
            <text:p>224.9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7264" calcext:value-type="float">
            <text:p>224.9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1168" calcext:value-type="float">
            <text:p>224.9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21648" calcext:value-type="float">
            <text:p>225.0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58224" calcext:value-type="float">
            <text:p>225.0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15552" calcext:value-type="float">
            <text:p>225.0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7264" calcext:value-type="float">
            <text:p>224.9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21648" calcext:value-type="float">
            <text:p>225.0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02776" calcext:value-type="float">
            <text:p>224.9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8144" calcext:value-type="float">
            <text:p>224.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9352" calcext:value-type="float">
            <text:p>224.9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00312" calcext:value-type="float">
            <text:p>225.0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4592" calcext:value-type="float">
            <text:p>224.9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9728" calcext:value-type="float">
            <text:p>224.8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75344" calcext:value-type="float">
            <text:p>224.8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69248" calcext:value-type="float">
            <text:p>224.8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2048" calcext:value-type="float">
            <text:p>224.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93048" calcext:value-type="float">
            <text:p>224.7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9728" calcext:value-type="float">
            <text:p>224.8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1168" calcext:value-type="float">
            <text:p>224.9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7264" calcext:value-type="float">
            <text:p>224.9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08872" calcext:value-type="float">
            <text:p>224.9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9728" calcext:value-type="float">
            <text:p>224.8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14968" calcext:value-type="float">
            <text:p>224.9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9728" calcext:value-type="float">
            <text:p>224.8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5448" calcext:value-type="float">
            <text:p>224.9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1192" calcext:value-type="float">
            <text:p>224.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99144" calcext:value-type="float">
            <text:p>224.7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08288" calcext:value-type="float">
            <text:p>224.8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21064" calcext:value-type="float">
            <text:p>224.9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72296" calcext:value-type="float">
            <text:p>224.8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668" calcext:value-type="float">
            <text:p>224.8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4592" calcext:value-type="float">
            <text:p>224.9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3736" calcext:value-type="float">
            <text:p>224.9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0336" calcext:value-type="float">
            <text:p>225.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5072" calcext:value-type="float">
            <text:p>224.9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9832" calcext:value-type="float">
            <text:p>224.9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24" calcext:value-type="float">
            <text:p>224.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662" calcext:value-type="float">
            <text:p>224.8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60104" calcext:value-type="float">
            <text:p>224.8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60104" calcext:value-type="float">
            <text:p>224.8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72296" calcext:value-type="float">
            <text:p>224.8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1192" calcext:value-type="float">
            <text:p>224.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3256" calcext:value-type="float">
            <text:p>224.9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424" calcext:value-type="float">
            <text:p>224.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9832" calcext:value-type="float">
            <text:p>224.9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7264" calcext:value-type="float">
            <text:p>224.9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94216" calcext:value-type="float">
            <text:p>224.9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75928" calcext:value-type="float">
            <text:p>224.9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8144" calcext:value-type="float">
            <text:p>224.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75344" calcext:value-type="float">
            <text:p>224.8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84488" calcext:value-type="float">
            <text:p>224.8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57056" calcext:value-type="float">
            <text:p>224.8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60104" calcext:value-type="float">
            <text:p>224.8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54008" calcext:value-type="float">
            <text:p>224.8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54008" calcext:value-type="float">
            <text:p>224.8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5096" calcext:value-type="float">
            <text:p>224.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5096" calcext:value-type="float">
            <text:p>224.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5096" calcext:value-type="float">
            <text:p>224.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54008" calcext:value-type="float">
            <text:p>224.8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41816" calcext:value-type="float">
            <text:p>224.8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87536" calcext:value-type="float">
            <text:p>224.8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6304" calcext:value-type="float">
            <text:p>224.9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33256" calcext:value-type="float">
            <text:p>224.9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84488" calcext:value-type="float">
            <text:p>224.8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62568" calcext:value-type="float">
            <text:p>224.7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35136" calcext:value-type="float">
            <text:p>224.7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50376" calcext:value-type="float">
            <text:p>224.7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96096" calcext:value-type="float">
            <text:p>224.7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02192" calcext:value-type="float">
            <text:p>224.8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57056" calcext:value-type="float">
            <text:p>224.8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08872" calcext:value-type="float">
            <text:p>224.9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60104" calcext:value-type="float">
            <text:p>224.8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08288" calcext:value-type="float">
            <text:p>224.8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68664" calcext:value-type="float">
            <text:p>224.7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99144" calcext:value-type="float">
            <text:p>224.7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29624" calcext:value-type="float">
            <text:p>224.8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32672" calcext:value-type="float">
            <text:p>224.8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08288" calcext:value-type="float">
            <text:p>224.8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99144" calcext:value-type="float">
            <text:p>224.7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9" calcext:value-type="float">
            <text:p>224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9" calcext:value-type="float">
            <text:p>224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0524" calcext:value-type="float">
            <text:p>224.8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7476" calcext:value-type="float">
            <text:p>224.7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25992" calcext:value-type="float">
            <text:p>224.7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41232" calcext:value-type="float">
            <text:p>224.7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5952" calcext:value-type="float">
            <text:p>224.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56472" calcext:value-type="float">
            <text:p>224.7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32088" calcext:value-type="float">
            <text:p>224.7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38184" calcext:value-type="float">
            <text:p>224.7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77808" calcext:value-type="float">
            <text:p>224.7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99144" calcext:value-type="float">
            <text:p>224.7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86952" calcext:value-type="float">
            <text:p>224.7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68664" calcext:value-type="float">
            <text:p>224.7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56472" calcext:value-type="float">
            <text:p>224.7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5952" calcext:value-type="float">
            <text:p>224.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5952" calcext:value-type="float">
            <text:p>224.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47328" calcext:value-type="float">
            <text:p>224.7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71712" calcext:value-type="float">
            <text:p>224.7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4428" calcext:value-type="float">
            <text:p>224.7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16848" calcext:value-type="float">
            <text:p>224.7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22944" calcext:value-type="float">
            <text:p>224.7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2904" calcext:value-type="float">
            <text:p>224.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04656" calcext:value-type="float">
            <text:p>224.7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695512" calcext:value-type="float">
            <text:p>224.6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19896" calcext:value-type="float">
            <text:p>224.7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53424" calcext:value-type="float">
            <text:p>224.7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47328" calcext:value-type="float">
            <text:p>224.7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19896" calcext:value-type="float">
            <text:p>224.7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138" calcext:value-type="float">
            <text:p>224.7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25992" calcext:value-type="float">
            <text:p>224.7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19896" calcext:value-type="float">
            <text:p>224.7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10752" calcext:value-type="float">
            <text:p>224.7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138" calcext:value-type="float">
            <text:p>224.7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22944" calcext:value-type="float">
            <text:p>224.7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41232" calcext:value-type="float">
            <text:p>224.7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50376" calcext:value-type="float">
            <text:p>224.7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47328" calcext:value-type="float">
            <text:p>224.7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56472" calcext:value-type="float">
            <text:p>224.7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47328" calcext:value-type="float">
            <text:p>224.7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25992" calcext:value-type="float">
            <text:p>224.7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07704" calcext:value-type="float">
            <text:p>224.7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01608" calcext:value-type="float">
            <text:p>224.7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16848" calcext:value-type="float">
            <text:p>224.7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65616" calcext:value-type="float">
            <text:p>224.7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32088" calcext:value-type="float">
            <text:p>224.7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16848" calcext:value-type="float">
            <text:p>224.7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07704" calcext:value-type="float">
            <text:p>224.7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04656" calcext:value-type="float">
            <text:p>224.7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01608" calcext:value-type="float">
            <text:p>224.7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01608" calcext:value-type="float">
            <text:p>224.7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62568" calcext:value-type="float">
            <text:p>224.7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99144" calcext:value-type="float">
            <text:p>224.7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66808" calcext:value-type="float">
            <text:p>224.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97976" calcext:value-type="float">
            <text:p>224.5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52256" calcext:value-type="float">
            <text:p>224.5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4616" calcext:value-type="float">
            <text:p>224.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614" calcext:value-type="float">
            <text:p>224.5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64448" calcext:value-type="float">
            <text:p>224.5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614" calcext:value-type="float">
            <text:p>224.5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67496" calcext:value-type="float">
            <text:p>224.5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67496" calcext:value-type="float">
            <text:p>224.5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52256" calcext:value-type="float">
            <text:p>224.5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37016" calcext:value-type="float">
            <text:p>224.5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33968" calcext:value-type="float">
            <text:p>224.5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52256" calcext:value-type="float">
            <text:p>224.5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43112" calcext:value-type="float">
            <text:p>224.5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24824" calcext:value-type="float">
            <text:p>224.5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97392" calcext:value-type="float">
            <text:p>224.4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91296" calcext:value-type="float">
            <text:p>224.4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97392" calcext:value-type="float">
            <text:p>224.4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88248" calcext:value-type="float">
            <text:p>224.4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79104" calcext:value-type="float">
            <text:p>224.4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76056" calcext:value-type="float">
            <text:p>224.4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76056" calcext:value-type="float">
            <text:p>224.4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48624" calcext:value-type="float">
            <text:p>224.4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30336" calcext:value-type="float">
            <text:p>224.4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2424" calcext:value-type="float">
            <text:p>224.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21192" calcext:value-type="float">
            <text:p>224.4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36432" calcext:value-type="float">
            <text:p>224.4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36432" calcext:value-type="float">
            <text:p>224.4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21192" calcext:value-type="float">
            <text:p>224.4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21192" calcext:value-type="float">
            <text:p>224.4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18144" calcext:value-type="float">
            <text:p>224.4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42528" calcext:value-type="float">
            <text:p>224.4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42528" calcext:value-type="float">
            <text:p>224.4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30336" calcext:value-type="float">
            <text:p>224.4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18144" calcext:value-type="float">
            <text:p>224.4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15096" calcext:value-type="float">
            <text:p>224.4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09" calcext:value-type="float">
            <text:p>224.4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99856" calcext:value-type="float">
            <text:p>224.3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9376" calcext:value-type="float">
            <text:p>224.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81568" calcext:value-type="float">
            <text:p>224.3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9376" calcext:value-type="float">
            <text:p>224.3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6328" calcext:value-type="float">
            <text:p>224.3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6328" calcext:value-type="float">
            <text:p>224.3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328" calcext:value-type="float">
            <text:p>224.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72424" calcext:value-type="float">
            <text:p>224.3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05368" calcext:value-type="float">
            <text:p>224.3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0608" calcext:value-type="float">
            <text:p>224.3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14512" calcext:value-type="float">
            <text:p>224.3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0608" calcext:value-type="float">
            <text:p>224.3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05368" calcext:value-type="float">
            <text:p>224.3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9752" calcext:value-type="float">
            <text:p>224.3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96224" calcext:value-type="float">
            <text:p>224.2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8708" calcext:value-type="float">
            <text:p>224.2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8708" calcext:value-type="float">
            <text:p>224.2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05368" calcext:value-type="float">
            <text:p>224.3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3656" calcext:value-type="float">
            <text:p>224.3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0232" calcext:value-type="float">
            <text:p>224.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80984" calcext:value-type="float">
            <text:p>224.2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0608" calcext:value-type="float">
            <text:p>224.3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0608" calcext:value-type="float">
            <text:p>224.3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0608" calcext:value-type="float">
            <text:p>224.3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8896" calcext:value-type="float">
            <text:p>224.3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8896" calcext:value-type="float">
            <text:p>224.3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6704" calcext:value-type="float">
            <text:p>224.3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08416" calcext:value-type="float">
            <text:p>224.3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08416" calcext:value-type="float">
            <text:p>224.3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6704" calcext:value-type="float">
            <text:p>224.3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6704" calcext:value-type="float">
            <text:p>224.3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5848" calcext:value-type="float">
            <text:p>224.3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8896" calcext:value-type="float">
            <text:p>224.3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4804" calcext:value-type="float">
            <text:p>224.3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6328" calcext:value-type="float">
            <text:p>224.3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57184" calcext:value-type="float">
            <text:p>224.3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44992" calcext:value-type="float">
            <text:p>224.3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5848" calcext:value-type="float">
            <text:p>224.3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8896" calcext:value-type="float">
            <text:p>224.3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44992" calcext:value-type="float">
            <text:p>224.3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81568" calcext:value-type="float">
            <text:p>224.3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87664" calcext:value-type="float">
            <text:p>224.3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41944" calcext:value-type="float">
            <text:p>224.3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28" calcext:value-type="float">
            <text:p>224.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9752" calcext:value-type="float">
            <text:p>224.3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0232" calcext:value-type="float">
            <text:p>224.3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15096" calcext:value-type="float">
            <text:p>224.4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84616" calcext:value-type="float">
            <text:p>224.3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57184" calcext:value-type="float">
            <text:p>224.3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0608" calcext:value-type="float">
            <text:p>224.3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0232" calcext:value-type="float">
            <text:p>224.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28" calcext:value-type="float">
            <text:p>224.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8896" calcext:value-type="float">
            <text:p>224.3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5848" calcext:value-type="float">
            <text:p>224.3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8896" calcext:value-type="float">
            <text:p>224.3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28" calcext:value-type="float">
            <text:p>224.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3656" calcext:value-type="float">
            <text:p>224.3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3656" calcext:value-type="float">
            <text:p>224.3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57184" calcext:value-type="float">
            <text:p>224.3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4804" calcext:value-type="float">
            <text:p>224.3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41944" calcext:value-type="float">
            <text:p>224.3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0608" calcext:value-type="float">
            <text:p>224.3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6328" calcext:value-type="float">
            <text:p>224.3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8708" calcext:value-type="float">
            <text:p>224.2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6704" calcext:value-type="float">
            <text:p>224.3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93176" calcext:value-type="float">
            <text:p>224.2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8896" calcext:value-type="float">
            <text:p>224.3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72424" calcext:value-type="float">
            <text:p>224.3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81568" calcext:value-type="float">
            <text:p>224.3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41944" calcext:value-type="float">
            <text:p>224.3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8896" calcext:value-type="float">
            <text:p>224.3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1756" calcext:value-type="float">
            <text:p>224.3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08416" calcext:value-type="float">
            <text:p>224.3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05368" calcext:value-type="float">
            <text:p>224.3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5848" calcext:value-type="float">
            <text:p>224.3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9376" calcext:value-type="float">
            <text:p>224.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80984" calcext:value-type="float">
            <text:p>224.2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65744" calcext:value-type="float">
            <text:p>224.2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74888" calcext:value-type="float">
            <text:p>224.2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28" calcext:value-type="float">
            <text:p>224.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90712" calcext:value-type="float">
            <text:p>224.3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87664" calcext:value-type="float">
            <text:p>224.3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6328" calcext:value-type="float">
            <text:p>224.3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328" calcext:value-type="float">
            <text:p>224.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75472" calcext:value-type="float">
            <text:p>224.3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75472" calcext:value-type="float">
            <text:p>224.3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32216" calcext:value-type="float">
            <text:p>224.2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92592" calcext:value-type="float">
            <text:p>224.1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1088" calcext:value-type="float">
            <text:p>224.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47456" calcext:value-type="float">
            <text:p>224.2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8896" calcext:value-type="float">
            <text:p>224.3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62696" calcext:value-type="float">
            <text:p>224.2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74888" calcext:value-type="float">
            <text:p>224.2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51088" calcext:value-type="float">
            <text:p>224.3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51088" calcext:value-type="float">
            <text:p>224.3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05368" calcext:value-type="float">
            <text:p>224.3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74888" calcext:value-type="float">
            <text:p>224.2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59648" calcext:value-type="float">
            <text:p>224.2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4136" calcext:value-type="float">
            <text:p>224.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7184" calcext:value-type="float">
            <text:p>224.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08416" calcext:value-type="float">
            <text:p>224.3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96224" calcext:value-type="float">
            <text:p>224.2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44992" calcext:value-type="float">
            <text:p>224.3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3948" calcext:value-type="float">
            <text:p>224.4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99856" calcext:value-type="float">
            <text:p>224.3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44992" calcext:value-type="float">
            <text:p>224.3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35264" calcext:value-type="float">
            <text:p>224.2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0608" calcext:value-type="float">
            <text:p>224.3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87664" calcext:value-type="float">
            <text:p>224.3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54136" calcext:value-type="float">
            <text:p>224.3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16976" calcext:value-type="float">
            <text:p>224.2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16976" calcext:value-type="float">
            <text:p>224.2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11464" calcext:value-type="float">
            <text:p>224.3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5848" calcext:value-type="float">
            <text:p>224.3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3656" calcext:value-type="float">
            <text:p>224.3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1756" calcext:value-type="float">
            <text:p>224.3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14512" calcext:value-type="float">
            <text:p>224.3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14512" calcext:value-type="float">
            <text:p>224.3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8708" calcext:value-type="float">
            <text:p>224.2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04784" calcext:value-type="float">
            <text:p>224.2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3468" calcext:value-type="float">
            <text:p>224.1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50504" calcext:value-type="float">
            <text:p>224.2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65744" calcext:value-type="float">
            <text:p>224.2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38312" calcext:value-type="float">
            <text:p>224.2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23072" calcext:value-type="float">
            <text:p>224.2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7852" calcext:value-type="float">
            <text:p>224.3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81568" calcext:value-type="float">
            <text:p>224.3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566" calcext:value-type="float">
            <text:p>224.2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92592" calcext:value-type="float">
            <text:p>224.1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1088" calcext:value-type="float">
            <text:p>224.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8708" calcext:value-type="float">
            <text:p>224.2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328" calcext:value-type="float">
            <text:p>224.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99856" calcext:value-type="float">
            <text:p>224.3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36432" calcext:value-type="float">
            <text:p>224.4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8708" calcext:value-type="float">
            <text:p>224.2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23072" calcext:value-type="float">
            <text:p>224.2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20024" calcext:value-type="float">
            <text:p>224.2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53552" calcext:value-type="float">
            <text:p>224.2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51088" calcext:value-type="float">
            <text:p>224.3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05952" calcext:value-type="float">
            <text:p>224.4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87664" calcext:value-type="float">
            <text:p>224.3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41944" calcext:value-type="float">
            <text:p>224.3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6704" calcext:value-type="float">
            <text:p>224.3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99272" calcext:value-type="float">
            <text:p>224.2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96224" calcext:value-type="float">
            <text:p>224.2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0232" calcext:value-type="float">
            <text:p>224.3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90712" calcext:value-type="float">
            <text:p>224.3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73008" calcext:value-type="float">
            <text:p>224.4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12048" calcext:value-type="float">
            <text:p>224.4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2424" calcext:value-type="float">
            <text:p>224.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21192" calcext:value-type="float">
            <text:p>224.4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9376" calcext:value-type="float">
            <text:p>224.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28" calcext:value-type="float">
            <text:p>224.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9752" calcext:value-type="float">
            <text:p>224.3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9376" calcext:value-type="float">
            <text:p>224.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2424" calcext:value-type="float">
            <text:p>224.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28" calcext:value-type="float">
            <text:p>224.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84032" calcext:value-type="float">
            <text:p>224.2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81568" calcext:value-type="float">
            <text:p>224.3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28" calcext:value-type="float">
            <text:p>224.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0608" calcext:value-type="float">
            <text:p>224.3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96808" calcext:value-type="float">
            <text:p>224.3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9752" calcext:value-type="float">
            <text:p>224.3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84032" calcext:value-type="float">
            <text:p>224.2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84032" calcext:value-type="float">
            <text:p>224.2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05368" calcext:value-type="float">
            <text:p>224.3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0608" calcext:value-type="float">
            <text:p>224.3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48624" calcext:value-type="float">
            <text:p>224.4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33968" calcext:value-type="float">
            <text:p>224.5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3656" calcext:value-type="float">
            <text:p>224.3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74888" calcext:value-type="float">
            <text:p>224.2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0608" calcext:value-type="float">
            <text:p>224.3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72424" calcext:value-type="float">
            <text:p>224.3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21192" calcext:value-type="float">
            <text:p>224.4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9376" calcext:value-type="float">
            <text:p>224.3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0232" calcext:value-type="float">
            <text:p>224.3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05952" calcext:value-type="float">
            <text:p>224.4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4804" calcext:value-type="float">
            <text:p>224.3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11464" calcext:value-type="float">
            <text:p>224.3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74888" calcext:value-type="float">
            <text:p>224.2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8896" calcext:value-type="float">
            <text:p>224.3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41944" calcext:value-type="float">
            <text:p>224.3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09" calcext:value-type="float">
            <text:p>224.4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51088" calcext:value-type="float">
            <text:p>224.3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80984" calcext:value-type="float">
            <text:p>224.2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9752" calcext:value-type="float">
            <text:p>224.3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7852" calcext:value-type="float">
            <text:p>224.3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99856" calcext:value-type="float">
            <text:p>224.3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88248" calcext:value-type="float">
            <text:p>224.4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37016" calcext:value-type="float">
            <text:p>224.5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41944" calcext:value-type="float">
            <text:p>224.3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75472" calcext:value-type="float">
            <text:p>224.3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05952" calcext:value-type="float">
            <text:p>224.4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328" calcext:value-type="float">
            <text:p>224.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87664" calcext:value-type="float">
            <text:p>224.3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9376" calcext:value-type="float">
            <text:p>224.3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41944" calcext:value-type="float">
            <text:p>224.3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1756" calcext:value-type="float">
            <text:p>224.3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47456" calcext:value-type="float">
            <text:p>224.2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2612" calcext:value-type="float">
            <text:p>224.2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59648" calcext:value-type="float">
            <text:p>224.2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4804" calcext:value-type="float">
            <text:p>224.3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28" calcext:value-type="float">
            <text:p>224.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41944" calcext:value-type="float">
            <text:p>224.3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57184" calcext:value-type="float">
            <text:p>224.3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4804" calcext:value-type="float">
            <text:p>224.3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77936" calcext:value-type="float">
            <text:p>224.2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68792" calcext:value-type="float">
            <text:p>224.2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51088" calcext:value-type="float">
            <text:p>224.3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6328" calcext:value-type="float">
            <text:p>224.3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28" calcext:value-type="float">
            <text:p>224.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99856" calcext:value-type="float">
            <text:p>224.3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57184" calcext:value-type="float">
            <text:p>224.3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566" calcext:value-type="float">
            <text:p>224.2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80984" calcext:value-type="float">
            <text:p>224.2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77936" calcext:value-type="float">
            <text:p>224.2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7184" calcext:value-type="float">
            <text:p>224.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9376" calcext:value-type="float">
            <text:p>224.3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3656" calcext:value-type="float">
            <text:p>224.3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54136" calcext:value-type="float">
            <text:p>224.3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2424" calcext:value-type="float">
            <text:p>224.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48624" calcext:value-type="float">
            <text:p>224.4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5472" calcext:value-type="float">
            <text:p>224.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36432" calcext:value-type="float">
            <text:p>224.4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18144" calcext:value-type="float">
            <text:p>224.4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21192" calcext:value-type="float">
            <text:p>224.4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48624" calcext:value-type="float">
            <text:p>224.4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9376" calcext:value-type="float">
            <text:p>224.3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05368" calcext:value-type="float">
            <text:p>224.3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54136" calcext:value-type="float">
            <text:p>224.3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9376" calcext:value-type="float">
            <text:p>224.3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62696" calcext:value-type="float">
            <text:p>224.2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65744" calcext:value-type="float">
            <text:p>224.2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9752" calcext:value-type="float">
            <text:p>224.3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9376" calcext:value-type="float">
            <text:p>224.3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9752" calcext:value-type="float">
            <text:p>224.3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65744" calcext:value-type="float">
            <text:p>224.2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62696" calcext:value-type="float">
            <text:p>224.2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23072" calcext:value-type="float">
            <text:p>224.2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93176" calcext:value-type="float">
            <text:p>224.2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57184" calcext:value-type="float">
            <text:p>224.3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4804" calcext:value-type="float">
            <text:p>224.3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74888" calcext:value-type="float">
            <text:p>224.2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68792" calcext:value-type="float">
            <text:p>224.2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93176" calcext:value-type="float">
            <text:p>224.2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62696" calcext:value-type="float">
            <text:p>224.2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53552" calcext:value-type="float">
            <text:p>224.2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7184" calcext:value-type="float">
            <text:p>224.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23072" calcext:value-type="float">
            <text:p>224.2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62112" calcext:value-type="float">
            <text:p>224.1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04784" calcext:value-type="float">
            <text:p>224.2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04784" calcext:value-type="float">
            <text:p>224.2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20024" calcext:value-type="float">
            <text:p>224.2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38312" calcext:value-type="float">
            <text:p>224.2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14512" calcext:value-type="float">
            <text:p>224.3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0232" calcext:value-type="float">
            <text:p>224.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68792" calcext:value-type="float">
            <text:p>224.2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2612" calcext:value-type="float">
            <text:p>224.2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16976" calcext:value-type="float">
            <text:p>224.2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1088" calcext:value-type="float">
            <text:p>224.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16976" calcext:value-type="float">
            <text:p>224.2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92592" calcext:value-type="float">
            <text:p>224.1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13928" calcext:value-type="float">
            <text:p>224.2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47456" calcext:value-type="float">
            <text:p>224.2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65744" calcext:value-type="float">
            <text:p>224.2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80984" calcext:value-type="float">
            <text:p>224.2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59648" calcext:value-type="float">
            <text:p>224.2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38312" calcext:value-type="float">
            <text:p>224.2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16976" calcext:value-type="float">
            <text:p>224.2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0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4136" calcext:value-type="float">
            <text:p>224.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07832" calcext:value-type="float">
            <text:p>224.2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79104" calcext:value-type="float">
            <text:p>224.4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66912" calcext:value-type="float">
            <text:p>224.4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3948" calcext:value-type="float">
            <text:p>224.4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3948" calcext:value-type="float">
            <text:p>224.4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5472" calcext:value-type="float">
            <text:p>224.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79104" calcext:value-type="float">
            <text:p>224.4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60816" calcext:value-type="float">
            <text:p>224.4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30336" calcext:value-type="float">
            <text:p>224.4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09" calcext:value-type="float">
            <text:p>224.4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05952" calcext:value-type="float">
            <text:p>224.4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02904" calcext:value-type="float">
            <text:p>224.4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05952" calcext:value-type="float">
            <text:p>224.4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99856" calcext:value-type="float">
            <text:p>224.3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02904" calcext:value-type="float">
            <text:p>224.4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96808" calcext:value-type="float">
            <text:p>224.3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84616" calcext:value-type="float">
            <text:p>224.3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7852" calcext:value-type="float">
            <text:p>224.3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81568" calcext:value-type="float">
            <text:p>224.3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99856" calcext:value-type="float">
            <text:p>224.3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9376" calcext:value-type="float">
            <text:p>224.3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0232" calcext:value-type="float">
            <text:p>224.3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72424" calcext:value-type="float">
            <text:p>224.3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9376" calcext:value-type="float">
            <text:p>224.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9752" calcext:value-type="float">
            <text:p>224.3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96224" calcext:value-type="float">
            <text:p>224.2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0232" calcext:value-type="float">
            <text:p>224.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54136" calcext:value-type="float">
            <text:p>224.3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54136" calcext:value-type="float">
            <text:p>224.3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41944" calcext:value-type="float">
            <text:p>224.3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5848" calcext:value-type="float">
            <text:p>224.3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6328" calcext:value-type="float">
            <text:p>224.3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4804" calcext:value-type="float">
            <text:p>224.3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41944" calcext:value-type="float">
            <text:p>224.3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60232" calcext:value-type="float">
            <text:p>224.3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6704" calcext:value-type="float">
            <text:p>224.3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0608" calcext:value-type="float">
            <text:p>224.3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0608" calcext:value-type="float">
            <text:p>224.3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0608" calcext:value-type="float">
            <text:p>224.3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3656" calcext:value-type="float">
            <text:p>224.3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3656" calcext:value-type="float">
            <text:p>224.3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99272" calcext:value-type="float">
            <text:p>224.2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84032" calcext:value-type="float">
            <text:p>224.2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84032" calcext:value-type="float">
            <text:p>224.2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8708" calcext:value-type="float">
            <text:p>224.2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90128" calcext:value-type="float">
            <text:p>224.2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77936" calcext:value-type="float">
            <text:p>224.2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80984" calcext:value-type="float">
            <text:p>224.2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84032" calcext:value-type="float">
            <text:p>224.2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77936" calcext:value-type="float">
            <text:p>224.2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68792" calcext:value-type="float">
            <text:p>224.2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77936" calcext:value-type="float">
            <text:p>224.2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77936" calcext:value-type="float">
            <text:p>224.2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84032" calcext:value-type="float">
            <text:p>224.2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74888" calcext:value-type="float">
            <text:p>224.2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90128" calcext:value-type="float">
            <text:p>224.2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74888" calcext:value-type="float">
            <text:p>224.2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7184" calcext:value-type="float">
            <text:p>224.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77936" calcext:value-type="float">
            <text:p>224.2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62696" calcext:value-type="float">
            <text:p>224.2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44408" calcext:value-type="float">
            <text:p>224.2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2612" calcext:value-type="float">
            <text:p>224.2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1088" calcext:value-type="float">
            <text:p>224.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2612" calcext:value-type="float">
            <text:p>224.2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50504" calcext:value-type="float">
            <text:p>224.2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53552" calcext:value-type="float">
            <text:p>224.2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4136" calcext:value-type="float">
            <text:p>224.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23072" calcext:value-type="float">
            <text:p>224.2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16976" calcext:value-type="float">
            <text:p>224.2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1088" calcext:value-type="float">
            <text:p>224.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07832" calcext:value-type="float">
            <text:p>224.2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07832" calcext:value-type="float">
            <text:p>224.2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07832" calcext:value-type="float">
            <text:p>224.2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07832" calcext:value-type="float">
            <text:p>224.2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9564" calcext:value-type="float">
            <text:p>224.1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804" calcext:value-type="float">
            <text:p>224.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6516" calcext:value-type="float">
            <text:p>224.1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59064" calcext:value-type="float">
            <text:p>224.1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6516" calcext:value-type="float">
            <text:p>224.1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6516" calcext:value-type="float">
            <text:p>224.1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68208" calcext:value-type="float">
            <text:p>224.1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1088" calcext:value-type="float">
            <text:p>224.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71256" calcext:value-type="float">
            <text:p>224.1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1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89084" calcext:value-type="float">
            <text:p>223.8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2508" calcext:value-type="float">
            <text:p>223.5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15936" calcext:value-type="float">
            <text:p>223.5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46416" calcext:value-type="float">
            <text:p>223.5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4032" calcext:value-type="float">
            <text:p>223.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76312" calcext:value-type="float">
            <text:p>223.4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76312" calcext:value-type="float">
            <text:p>223.4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28128" calcext:value-type="float">
            <text:p>223.5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46416" calcext:value-type="float">
            <text:p>223.5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67168" calcext:value-type="float">
            <text:p>223.4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70216" calcext:value-type="float">
            <text:p>223.4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31176" calcext:value-type="float">
            <text:p>223.5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15936" calcext:value-type="float">
            <text:p>223.5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0984" calcext:value-type="float">
            <text:p>223.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49464" calcext:value-type="float">
            <text:p>223.5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39736" calcext:value-type="float">
            <text:p>223.4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36688" calcext:value-type="float">
            <text:p>223.4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2508" calcext:value-type="float">
            <text:p>223.5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3364" calcext:value-type="float">
            <text:p>223.4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3364" calcext:value-type="float">
            <text:p>223.4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12888" calcext:value-type="float">
            <text:p>223.5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82408" calcext:value-type="float">
            <text:p>223.4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61072" calcext:value-type="float">
            <text:p>223.4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06792" calcext:value-type="float">
            <text:p>223.5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28128" calcext:value-type="float">
            <text:p>223.5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37272" calcext:value-type="float">
            <text:p>223.5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46416" calcext:value-type="float">
            <text:p>223.5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4704" calcext:value-type="float">
            <text:p>223.5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946" calcext:value-type="float">
            <text:p>223.4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3364" calcext:value-type="float">
            <text:p>223.4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21448" calcext:value-type="float">
            <text:p>223.4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03744" calcext:value-type="float">
            <text:p>223.5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00696" calcext:value-type="float">
            <text:p>223.5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4032" calcext:value-type="float">
            <text:p>223.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37272" calcext:value-type="float">
            <text:p>223.5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37272" calcext:value-type="float">
            <text:p>223.5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3364" calcext:value-type="float">
            <text:p>223.4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27544" calcext:value-type="float">
            <text:p>223.4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91552" calcext:value-type="float">
            <text:p>223.4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58608" calcext:value-type="float">
            <text:p>223.5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2508" calcext:value-type="float">
            <text:p>223.5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21448" calcext:value-type="float">
            <text:p>223.4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06208" calcext:value-type="float">
            <text:p>223.4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67168" calcext:value-type="float">
            <text:p>223.4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6412" calcext:value-type="float">
            <text:p>223.4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24496" calcext:value-type="float">
            <text:p>223.4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8792" calcext:value-type="float">
            <text:p>223.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85456" calcext:value-type="float">
            <text:p>223.4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2508" calcext:value-type="float">
            <text:p>223.5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61656" calcext:value-type="float">
            <text:p>223.5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42784" calcext:value-type="float">
            <text:p>223.4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21448" calcext:value-type="float">
            <text:p>223.4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73264" calcext:value-type="float">
            <text:p>223.4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09256" calcext:value-type="float">
            <text:p>223.4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06208" calcext:value-type="float">
            <text:p>223.4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09256" calcext:value-type="float">
            <text:p>223.4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28128" calcext:value-type="float">
            <text:p>223.5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54976" calcext:value-type="float">
            <text:p>223.4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2696" calcext:value-type="float">
            <text:p>223.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84872" calcext:value-type="float">
            <text:p>223.3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78776" calcext:value-type="float">
            <text:p>223.3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33056" calcext:value-type="float">
            <text:p>223.3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05624" calcext:value-type="float">
            <text:p>223.3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422" calcext:value-type="float">
            <text:p>223.3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5744" calcext:value-type="float">
            <text:p>223.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54392" calcext:value-type="float">
            <text:p>223.3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51344" calcext:value-type="float">
            <text:p>223.3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8792" calcext:value-type="float">
            <text:p>223.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94016" calcext:value-type="float">
            <text:p>223.3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94016" calcext:value-type="float">
            <text:p>223.3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39736" calcext:value-type="float">
            <text:p>223.4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70216" calcext:value-type="float">
            <text:p>223.4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69632" calcext:value-type="float">
            <text:p>223.3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54392" calcext:value-type="float">
            <text:p>223.3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66584" calcext:value-type="float">
            <text:p>223.3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5744" calcext:value-type="float">
            <text:p>223.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21448" calcext:value-type="float">
            <text:p>223.4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30592" calcext:value-type="float">
            <text:p>223.4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3364" calcext:value-type="float">
            <text:p>223.4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20864" calcext:value-type="float">
            <text:p>223.3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8124" calcext:value-type="float">
            <text:p>223.2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14768" calcext:value-type="float">
            <text:p>223.3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422" calcext:value-type="float">
            <text:p>223.3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36104" calcext:value-type="float">
            <text:p>223.3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20864" calcext:value-type="float">
            <text:p>223.3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02576" calcext:value-type="float">
            <text:p>223.3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45248" calcext:value-type="float">
            <text:p>223.3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39152" calcext:value-type="float">
            <text:p>223.3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63536" calcext:value-type="float">
            <text:p>223.3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54392" calcext:value-type="float">
            <text:p>223.3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54392" calcext:value-type="float">
            <text:p>223.3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54392" calcext:value-type="float">
            <text:p>223.3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45248" calcext:value-type="float">
            <text:p>223.3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36104" calcext:value-type="float">
            <text:p>223.3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63536" calcext:value-type="float">
            <text:p>223.3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1172" calcext:value-type="float">
            <text:p>223.3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87336" calcext:value-type="float">
            <text:p>223.2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1172" calcext:value-type="float">
            <text:p>223.3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75728" calcext:value-type="float">
            <text:p>223.3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9648" calcext:value-type="float">
            <text:p>223.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9648" calcext:value-type="float">
            <text:p>223.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5744" calcext:value-type="float">
            <text:p>223.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33056" calcext:value-type="float">
            <text:p>223.3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47712" calcext:value-type="float">
            <text:p>223.2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44664" calcext:value-type="float">
            <text:p>223.2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87336" calcext:value-type="float">
            <text:p>223.2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87336" calcext:value-type="float">
            <text:p>223.2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17816" calcext:value-type="float">
            <text:p>223.3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93432" calcext:value-type="float">
            <text:p>223.2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26376" calcext:value-type="float">
            <text:p>223.2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0504" calcext:value-type="float">
            <text:p>223.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84288" calcext:value-type="float">
            <text:p>223.2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93432" calcext:value-type="float">
            <text:p>223.2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90384" calcext:value-type="float">
            <text:p>223.2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99528" calcext:value-type="float">
            <text:p>223.2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93432" calcext:value-type="float">
            <text:p>223.2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1172" calcext:value-type="float">
            <text:p>223.3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93432" calcext:value-type="float">
            <text:p>223.2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90384" calcext:value-type="float">
            <text:p>223.2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75144" calcext:value-type="float">
            <text:p>223.2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23328" calcext:value-type="float">
            <text:p>223.2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08088" calcext:value-type="float">
            <text:p>223.2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32472" calcext:value-type="float">
            <text:p>223.2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80656" calcext:value-type="float">
            <text:p>223.1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19696" calcext:value-type="float">
            <text:p>223.1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10552" calcext:value-type="float">
            <text:p>223.1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01992" calcext:value-type="float">
            <text:p>223.2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68464" calcext:value-type="float">
            <text:p>223.1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68464" calcext:value-type="float">
            <text:p>223.1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0504" calcext:value-type="float">
            <text:p>223.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47712" calcext:value-type="float">
            <text:p>223.2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32472" calcext:value-type="float">
            <text:p>223.2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08088" calcext:value-type="float">
            <text:p>223.2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2028" calcext:value-type="float">
            <text:p>223.2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5076" calcext:value-type="float">
            <text:p>223.2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78192" calcext:value-type="float">
            <text:p>223.2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5932" calcext:value-type="float">
            <text:p>223.1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41032" calcext:value-type="float">
            <text:p>223.1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25792" calcext:value-type="float">
            <text:p>223.1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22744" calcext:value-type="float">
            <text:p>223.1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47128" calcext:value-type="float">
            <text:p>223.1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80072" calcext:value-type="float">
            <text:p>223.0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37984" calcext:value-type="float">
            <text:p>223.1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08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898" calcext:value-type="float">
            <text:p>223.1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83704" calcext:value-type="float">
            <text:p>223.1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80656" calcext:value-type="float">
            <text:p>223.1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77608" calcext:value-type="float">
            <text:p>223.1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80656" calcext:value-type="float">
            <text:p>223.1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77608" calcext:value-type="float">
            <text:p>223.1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68464" calcext:value-type="float">
            <text:p>223.1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62368" calcext:value-type="float">
            <text:p>223.1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56272" calcext:value-type="float">
            <text:p>223.1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31888" calcext:value-type="float">
            <text:p>223.1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01408" calcext:value-type="float">
            <text:p>223.1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89216" calcext:value-type="float">
            <text:p>223.0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34936" calcext:value-type="float">
            <text:p>223.1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65416" calcext:value-type="float">
            <text:p>223.1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77608" calcext:value-type="float">
            <text:p>223.1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65416" calcext:value-type="float">
            <text:p>223.1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65416" calcext:value-type="float">
            <text:p>223.1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01992" calcext:value-type="float">
            <text:p>223.2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22744" calcext:value-type="float">
            <text:p>223.1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92264" calcext:value-type="float">
            <text:p>223.0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95312" calcext:value-type="float">
            <text:p>223.0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37984" calcext:value-type="float">
            <text:p>223.1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19696" calcext:value-type="float">
            <text:p>223.1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01408" calcext:value-type="float">
            <text:p>223.1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95312" calcext:value-type="float">
            <text:p>223.0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04456" calcext:value-type="float">
            <text:p>223.1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31888" calcext:value-type="float">
            <text:p>223.1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56272" calcext:value-type="float">
            <text:p>223.1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56272" calcext:value-type="float">
            <text:p>223.1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53224" calcext:value-type="float">
            <text:p>223.1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37984" calcext:value-type="float">
            <text:p>223.1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136" calcext:value-type="float">
            <text:p>223.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95312" calcext:value-type="float">
            <text:p>223.0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01408" calcext:value-type="float">
            <text:p>223.1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92264" calcext:value-type="float">
            <text:p>223.0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86168" calcext:value-type="float">
            <text:p>223.0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92264" calcext:value-type="float">
            <text:p>223.0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8312" calcext:value-type="float">
            <text:p>223.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58736" calcext:value-type="float">
            <text:p>223.0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61784" calcext:value-type="float">
            <text:p>223.0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58736" calcext:value-type="float">
            <text:p>223.0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92264" calcext:value-type="float">
            <text:p>223.0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01408" calcext:value-type="float">
            <text:p>223.1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9836" calcext:value-type="float">
            <text:p>223.0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04456" calcext:value-type="float">
            <text:p>223.1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10552" calcext:value-type="float">
            <text:p>223.1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01408" calcext:value-type="float">
            <text:p>223.1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01408" calcext:value-type="float">
            <text:p>223.1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04456" calcext:value-type="float">
            <text:p>223.1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8312" calcext:value-type="float">
            <text:p>223.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64832" calcext:value-type="float">
            <text:p>223.0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80072" calcext:value-type="float">
            <text:p>223.0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89216" calcext:value-type="float">
            <text:p>223.0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77024" calcext:value-type="float">
            <text:p>223.0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70928" calcext:value-type="float">
            <text:p>223.0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01408" calcext:value-type="float">
            <text:p>223.1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37984" calcext:value-type="float">
            <text:p>223.1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2884" calcext:value-type="float">
            <text:p>223.1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07504" calcext:value-type="float">
            <text:p>223.1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01408" calcext:value-type="float">
            <text:p>223.1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04456" calcext:value-type="float">
            <text:p>223.1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86168" calcext:value-type="float">
            <text:p>223.0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70928" calcext:value-type="float">
            <text:p>223.0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70928" calcext:value-type="float">
            <text:p>223.0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89216" calcext:value-type="float">
            <text:p>223.0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04456" calcext:value-type="float">
            <text:p>223.1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95312" calcext:value-type="float">
            <text:p>223.0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77024" calcext:value-type="float">
            <text:p>223.0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89216" calcext:value-type="float">
            <text:p>223.0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86168" calcext:value-type="float">
            <text:p>223.0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10552" calcext:value-type="float">
            <text:p>223.1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6788" calcext:value-type="float">
            <text:p>223.0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77024" calcext:value-type="float">
            <text:p>223.0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80072" calcext:value-type="float">
            <text:p>223.0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86168" calcext:value-type="float">
            <text:p>223.0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58736" calcext:value-type="float">
            <text:p>223.0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04456" calcext:value-type="float">
            <text:p>223.1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89216" calcext:value-type="float">
            <text:p>223.0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81824" calcext:value-type="float">
            <text:p>223.3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0692" calcext:value-type="float">
            <text:p>223.0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58152" calcext:value-type="float">
            <text:p>222.9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55104" calcext:value-type="float">
            <text:p>222.9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0692" calcext:value-type="float">
            <text:p>223.0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94728" calcext:value-type="float">
            <text:p>222.9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67296" calcext:value-type="float">
            <text:p>222.9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94728" calcext:value-type="float">
            <text:p>222.9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70344" calcext:value-type="float">
            <text:p>222.9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31304" calcext:value-type="float">
            <text:p>223.0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612" calcext:value-type="float">
            <text:p>222.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881952" calcext:value-type="float">
            <text:p>222.8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97776" calcext:value-type="float">
            <text:p>222.9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0692" calcext:value-type="float">
            <text:p>223.0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49008" calcext:value-type="float">
            <text:p>222.9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36816" calcext:value-type="float">
            <text:p>222.9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13016" calcext:value-type="float">
            <text:p>223.0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8312" calcext:value-type="float">
            <text:p>223.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42912" calcext:value-type="float">
            <text:p>222.9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09968" calcext:value-type="float">
            <text:p>223.0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612" calcext:value-type="float">
            <text:p>222.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885" calcext:value-type="float">
            <text:p>222.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58152" calcext:value-type="float">
            <text:p>222.9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49008" calcext:value-type="float">
            <text:p>222.9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866712" calcext:value-type="float">
            <text:p>222.8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885" calcext:value-type="float">
            <text:p>222.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836232" calcext:value-type="float">
            <text:p>222.8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842328" calcext:value-type="float">
            <text:p>222.8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21576" calcext:value-type="float">
            <text:p>222.9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3072" calcext:value-type="float">
            <text:p>222.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878904" calcext:value-type="float">
            <text:p>222.8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49008" calcext:value-type="float">
            <text:p>222.9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36816" calcext:value-type="float">
            <text:p>222.9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79488" calcext:value-type="float">
            <text:p>222.9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82536" calcext:value-type="float">
            <text:p>222.9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851472" calcext:value-type="float">
            <text:p>222.8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881952" calcext:value-type="float">
            <text:p>222.8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833184" calcext:value-type="float">
            <text:p>222.8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805752" calcext:value-type="float">
            <text:p>222.8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814896" calcext:value-type="float">
            <text:p>222.8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77832" calcext:value-type="float">
            <text:p>222.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738696" calcext:value-type="float">
            <text:p>222.7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729552" calcext:value-type="float">
            <text:p>222.7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692976" calcext:value-type="float">
            <text:p>222.6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653352" calcext:value-type="float">
            <text:p>222.6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628968" calcext:value-type="float">
            <text:p>222.6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86296" calcext:value-type="float">
            <text:p>222.5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71056" calcext:value-type="float">
            <text:p>222.5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4972" calcext:value-type="float">
            <text:p>222.5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31432" calcext:value-type="float">
            <text:p>222.5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68008" calcext:value-type="float">
            <text:p>222.5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25336" calcext:value-type="float">
            <text:p>222.5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13144" calcext:value-type="float">
            <text:p>222.5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52768" calcext:value-type="float">
            <text:p>222.5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45828" calcext:value-type="float">
            <text:p>222.4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449136" calcext:value-type="float">
            <text:p>222.4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449136" calcext:value-type="float">
            <text:p>222.4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71056" calcext:value-type="float">
            <text:p>222.5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470472" calcext:value-type="float">
            <text:p>222.4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58864" calcext:value-type="float">
            <text:p>222.5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10096" calcext:value-type="float">
            <text:p>222.5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470472" calcext:value-type="float">
            <text:p>222.4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4972" calcext:value-type="float">
            <text:p>222.5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48876" calcext:value-type="float">
            <text:p>222.4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37528" calcext:value-type="float">
            <text:p>222.5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10096" calcext:value-type="float">
            <text:p>222.5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00952" calcext:value-type="float">
            <text:p>222.5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52768" calcext:value-type="float">
            <text:p>222.5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601536" calcext:value-type="float">
            <text:p>222.6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9544" calcext:value-type="float">
            <text:p>222.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77152" calcext:value-type="float">
            <text:p>222.5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13144" calcext:value-type="float">
            <text:p>222.5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638112" calcext:value-type="float">
            <text:p>222.6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61068" calcext:value-type="float">
            <text:p>222.6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68008" calcext:value-type="float">
            <text:p>222.5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1924" calcext:value-type="float">
            <text:p>222.5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58864" calcext:value-type="float">
            <text:p>222.5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28384" calcext:value-type="float">
            <text:p>222.5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638112" calcext:value-type="float">
            <text:p>222.6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491808" calcext:value-type="float">
            <text:p>222.4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36684" calcext:value-type="float">
            <text:p>222.3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07048" calcext:value-type="float">
            <text:p>222.5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421704" calcext:value-type="float">
            <text:p>222.4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375984" calcext:value-type="float">
            <text:p>222.3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44304" calcext:value-type="float">
            <text:p>222.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272352" calcext:value-type="float">
            <text:p>222.2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32112" calcext:value-type="float">
            <text:p>222.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254064" calcext:value-type="float">
            <text:p>222.2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22968" calcext:value-type="float">
            <text:p>222.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159576" calcext:value-type="float">
            <text:p>222.1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217488" calcext:value-type="float">
            <text:p>222.2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330264" calcext:value-type="float">
            <text:p>222.3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223584" calcext:value-type="float">
            <text:p>222.2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220536" calcext:value-type="float">
            <text:p>222.2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217488" calcext:value-type="float">
            <text:p>222.2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235776" calcext:value-type="float">
            <text:p>222.2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10-23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180912" calcext:value-type="float">
            <text:p>222.1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113856" calcext:value-type="float">
            <text:p>222.1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162624" calcext:value-type="float">
            <text:p>222.1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119952" calcext:value-type="float">
            <text:p>222.1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132144" calcext:value-type="float">
            <text:p>222.1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132144" calcext:value-type="float">
            <text:p>222.1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83376" calcext:value-type="float">
            <text:p>222.0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83376" calcext:value-type="float">
            <text:p>222.0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119952" calcext:value-type="float">
            <text:p>222.1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86424" calcext:value-type="float">
            <text:p>222.0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95568" calcext:value-type="float">
            <text:p>222.0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6204" calcext:value-type="float">
            <text:p>222.0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0108" calcext:value-type="float">
            <text:p>222.0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468" calcext:value-type="float">
            <text:p>222.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25464" calcext:value-type="float">
            <text:p>222.0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79744" calcext:value-type="float">
            <text:p>221.9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8584" calcext:value-type="float">
            <text:p>221.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88888" calcext:value-type="float">
            <text:p>221.9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25464" calcext:value-type="float">
            <text:p>222.0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706" calcext:value-type="float">
            <text:p>221.9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58408" calcext:value-type="float">
            <text:p>221.9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64504" calcext:value-type="float">
            <text:p>221.9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64504" calcext:value-type="float">
            <text:p>221.9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88888" calcext:value-type="float">
            <text:p>221.9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37072" calcext:value-type="float">
            <text:p>221.9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0964" calcext:value-type="float">
            <text:p>221.9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2488" calcext:value-type="float">
            <text:p>221.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82792" calcext:value-type="float">
            <text:p>221.9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18784" calcext:value-type="float">
            <text:p>221.9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2488" calcext:value-type="float">
            <text:p>221.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61456" calcext:value-type="float">
            <text:p>221.9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60872" calcext:value-type="float">
            <text:p>221.8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67552" calcext:value-type="float">
            <text:p>221.9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58408" calcext:value-type="float">
            <text:p>221.9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27928" calcext:value-type="float">
            <text:p>221.9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58408" calcext:value-type="float">
            <text:p>221.9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706" calcext:value-type="float">
            <text:p>221.9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73648" calcext:value-type="float">
            <text:p>221.9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45632" calcext:value-type="float">
            <text:p>221.8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73648" calcext:value-type="float">
            <text:p>221.9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46216" calcext:value-type="float">
            <text:p>221.9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88888" calcext:value-type="float">
            <text:p>221.9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49848" calcext:value-type="float">
            <text:p>222.0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52896" calcext:value-type="float">
            <text:p>222.0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58408" calcext:value-type="float">
            <text:p>221.9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104712" calcext:value-type="float">
            <text:p>222.1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49848" calcext:value-type="float">
            <text:p>222.0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706" calcext:value-type="float">
            <text:p>221.9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15736" calcext:value-type="float">
            <text:p>221.9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22416" calcext:value-type="float">
            <text:p>222.0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52312" calcext:value-type="float">
            <text:p>221.9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52896" calcext:value-type="float">
            <text:p>222.0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68136" calcext:value-type="float">
            <text:p>222.0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71184" calcext:value-type="float">
            <text:p>222.0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83376" calcext:value-type="float">
            <text:p>222.0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65088" calcext:value-type="float">
            <text:p>222.0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28512" calcext:value-type="float">
            <text:p>222.0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73648" calcext:value-type="float">
            <text:p>221.9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40704" calcext:value-type="float">
            <text:p>222.0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706" calcext:value-type="float">
            <text:p>221.9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55944" calcext:value-type="float">
            <text:p>222.0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119952" calcext:value-type="float">
            <text:p>222.1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110808" calcext:value-type="float">
            <text:p>222.1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15736" calcext:value-type="float">
            <text:p>221.9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49264" calcext:value-type="float">
            <text:p>221.9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98616" calcext:value-type="float">
            <text:p>222.0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89472" calcext:value-type="float">
            <text:p>222.0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110808" calcext:value-type="float">
            <text:p>222.1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76696" calcext:value-type="float">
            <text:p>221.9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25464" calcext:value-type="float">
            <text:p>222.0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37656" calcext:value-type="float">
            <text:p>222.0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10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129096" calcext:value-type="float">
            <text:p>222.1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6204" calcext:value-type="float">
            <text:p>222.0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3156" calcext:value-type="float">
            <text:p>222.0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706" calcext:value-type="float">
            <text:p>221.9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19368" calcext:value-type="float">
            <text:p>222.0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71184" calcext:value-type="float">
            <text:p>222.0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19368" calcext:value-type="float">
            <text:p>222.0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3156" calcext:value-type="float">
            <text:p>222.0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49848" calcext:value-type="float">
            <text:p>222.0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55944" calcext:value-type="float">
            <text:p>222.0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68136" calcext:value-type="float">
            <text:p>222.0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68136" calcext:value-type="float">
            <text:p>222.0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22416" calcext:value-type="float">
            <text:p>222.0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94984" calcext:value-type="float">
            <text:p>221.9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79744" calcext:value-type="float">
            <text:p>221.9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94984" calcext:value-type="float">
            <text:p>221.9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61456" calcext:value-type="float">
            <text:p>221.9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12688" calcext:value-type="float">
            <text:p>221.9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0964" calcext:value-type="float">
            <text:p>221.9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51728" calcext:value-type="float">
            <text:p>221.8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4868" calcext:value-type="float">
            <text:p>221.8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51728" calcext:value-type="float">
            <text:p>221.8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12104" calcext:value-type="float">
            <text:p>221.8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75724" calcext:value-type="float">
            <text:p>221.7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714568" calcext:value-type="float">
            <text:p>221.7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99328" calcext:value-type="float">
            <text:p>221.6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62752" calcext:value-type="float">
            <text:p>221.6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38368" calcext:value-type="float">
            <text:p>221.6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01792" calcext:value-type="float">
            <text:p>221.6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57436" calcext:value-type="float">
            <text:p>221.5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5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13984" calcext:value-type="float">
            <text:p>221.6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3532" calcext:value-type="float">
            <text:p>221.6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5056" calcext:value-type="float">
            <text:p>221.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8104" calcext:value-type="float">
            <text:p>221.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72676" calcext:value-type="float">
            <text:p>221.7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702376" calcext:value-type="float">
            <text:p>221.7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4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71152" calcext:value-type="float">
            <text:p>221.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723712" calcext:value-type="float">
            <text:p>221.7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708472" calcext:value-type="float">
            <text:p>221.7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735904" calcext:value-type="float">
            <text:p>221.7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59704" calcext:value-type="float">
            <text:p>221.6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705424" calcext:value-type="float">
            <text:p>221.7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3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2008" calcext:value-type="float">
            <text:p>221.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17032" calcext:value-type="float">
            <text:p>221.6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598744" calcext:value-type="float">
            <text:p>221.5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3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553024" calcext:value-type="float">
            <text:p>221.5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3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5896" calcext:value-type="float">
            <text:p>221.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592648" calcext:value-type="float">
            <text:p>221.5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580456" calcext:value-type="float">
            <text:p>221.5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01792" calcext:value-type="float">
            <text:p>221.6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2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586552" calcext:value-type="float">
            <text:p>221.5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10936" calcext:value-type="float">
            <text:p>221.6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56656" calcext:value-type="float">
            <text:p>221.6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658" calcext:value-type="float">
            <text:p>221.6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562168" calcext:value-type="float">
            <text:p>221.5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38368" calcext:value-type="float">
            <text:p>221.6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9816" calcext:value-type="float">
            <text:p>221.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38368" calcext:value-type="float">
            <text:p>221.6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0484" calcext:value-type="float">
            <text:p>221.6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23128" calcext:value-type="float">
            <text:p>221.6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12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553024" calcext:value-type="float">
            <text:p>221.5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2008" calcext:value-type="float">
            <text:p>221.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53608" calcext:value-type="float">
            <text:p>221.6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549976" calcext:value-type="float">
            <text:p>221.5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580456" calcext:value-type="float">
            <text:p>221.5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73776" calcext:value-type="float">
            <text:p>221.4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11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510352" calcext:value-type="float">
            <text:p>221.5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11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79872" calcext:value-type="float">
            <text:p>221.4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54388" calcext:value-type="float">
            <text:p>221.5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46344" calcext:value-type="float">
            <text:p>221.4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31104" calcext:value-type="float">
            <text:p>221.4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43296" calcext:value-type="float">
            <text:p>221.4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10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03672" calcext:value-type="float">
            <text:p>221.4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9148" calcext:value-type="float">
            <text:p>221.3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64048" calcext:value-type="float">
            <text:p>221.3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10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61" calcext:value-type="float">
            <text:p>221.3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33568" calcext:value-type="float">
            <text:p>221.3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72608" calcext:value-type="float">
            <text:p>221.2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2196" calcext:value-type="float">
            <text:p>221.4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73192" calcext:value-type="float">
            <text:p>221.3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2196" calcext:value-type="float">
            <text:p>221.4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57952" calcext:value-type="float">
            <text:p>221.3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0004" calcext:value-type="float">
            <text:p>221.3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63464" calcext:value-type="float">
            <text:p>221.2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48224" calcext:value-type="float">
            <text:p>221.2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05552" calcext:value-type="float">
            <text:p>221.2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36032" calcext:value-type="float">
            <text:p>221.2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81168" calcext:value-type="float">
            <text:p>221.1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56784" calcext:value-type="float">
            <text:p>221.1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324" calcext:value-type="float">
            <text:p>221.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11064" calcext:value-type="float">
            <text:p>221.1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92776" calcext:value-type="float">
            <text:p>221.0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7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59248" calcext:value-type="float">
            <text:p>221.0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7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53152" calcext:value-type="float">
            <text:p>221.0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6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1048" calcext:value-type="float">
            <text:p>221.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77536" calcext:value-type="float">
            <text:p>221.0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22672" calcext:value-type="float">
            <text:p>221.0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1048" calcext:value-type="float">
            <text:p>221.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8" calcext:value-type="float">
            <text:p>220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6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52568" calcext:value-type="float">
            <text:p>220.9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34864" calcext:value-type="float">
            <text:p>221.0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15992" calcext:value-type="float">
            <text:p>220.9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46472" calcext:value-type="float">
            <text:p>220.9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67808" calcext:value-type="float">
            <text:p>220.9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6476" calcext:value-type="float">
            <text:p>220.9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5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9524" calcext:value-type="float">
            <text:p>220.9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31232" calcext:value-type="float">
            <text:p>220.9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39792" calcext:value-type="float">
            <text:p>220.8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83048" calcext:value-type="float">
            <text:p>220.9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98288" calcext:value-type="float">
            <text:p>220.9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58664" calcext:value-type="float">
            <text:p>220.9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46472" calcext:value-type="float">
            <text:p>220.9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43424" calcext:value-type="float">
            <text:p>220.9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89144" calcext:value-type="float">
            <text:p>220.9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59248" calcext:value-type="float">
            <text:p>221.0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77536" calcext:value-type="float">
            <text:p>221.0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562" calcext:value-type="float">
            <text:p>221.0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50104" calcext:value-type="float">
            <text:p>221.0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68392" calcext:value-type="float">
            <text:p>221.0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2572" calcext:value-type="float">
            <text:p>221.0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95824" calcext:value-type="float">
            <text:p>221.0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08016" calcext:value-type="float">
            <text:p>221.1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11064" calcext:value-type="float">
            <text:p>221.1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1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72024" calcext:value-type="float">
            <text:p>221.1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89728" calcext:value-type="float">
            <text:p>221.0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8668" calcext:value-type="float">
            <text:p>221.0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23256" calcext:value-type="float">
            <text:p>221.1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1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35448" calcext:value-type="float">
            <text:p>221.1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14112" calcext:value-type="float">
            <text:p>221.1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7812" calcext:value-type="float">
            <text:p>221.1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1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04968" calcext:value-type="float">
            <text:p>221.1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05552" calcext:value-type="float">
            <text:p>221.2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7812" calcext:value-type="float">
            <text:p>221.1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81168" calcext:value-type="float">
            <text:p>221.1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53152" calcext:value-type="float">
            <text:p>221.0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65344" calcext:value-type="float">
            <text:p>221.0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6288" calcext:value-type="float">
            <text:p>221.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56784" calcext:value-type="float">
            <text:p>221.1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95824" calcext:value-type="float">
            <text:p>221.0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44592" calcext:value-type="float">
            <text:p>221.1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26304" calcext:value-type="float">
            <text:p>221.1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83632" calcext:value-type="float">
            <text:p>221.0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10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68392" calcext:value-type="float">
            <text:p>221.0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8" calcext:value-type="float">
            <text:p>220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10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58664" calcext:value-type="float">
            <text:p>220.9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10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83048" calcext:value-type="float">
            <text:p>220.9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61128" calcext:value-type="float">
            <text:p>220.8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10-04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5808" calcext:value-type="float">
            <text:p>220.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09896" calcext:value-type="float">
            <text:p>220.9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4284" calcext:value-type="float">
            <text:p>220.8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55032" calcext:value-type="float">
            <text:p>220.8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24552" calcext:value-type="float">
            <text:p>220.8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03216" calcext:value-type="float">
            <text:p>220.8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06264" calcext:value-type="float">
            <text:p>220.8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18456" calcext:value-type="float">
            <text:p>220.8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63592" calcext:value-type="float">
            <text:p>220.7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03216" calcext:value-type="float">
            <text:p>220.8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75784" calcext:value-type="float">
            <text:p>220.7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69688" calcext:value-type="float">
            <text:p>220.7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57496" calcext:value-type="float">
            <text:p>220.7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45304" calcext:value-type="float">
            <text:p>220.7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75784" calcext:value-type="float">
            <text:p>220.7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7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30064" calcext:value-type="float">
            <text:p>220.7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02632" calcext:value-type="float">
            <text:p>220.7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7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11776" calcext:value-type="float">
            <text:p>220.7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6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08728" calcext:value-type="float">
            <text:p>220.7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11776" calcext:value-type="float">
            <text:p>220.7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48352" calcext:value-type="float">
            <text:p>220.7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66056" calcext:value-type="float">
            <text:p>220.6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93488" calcext:value-type="float">
            <text:p>220.6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752" calcext:value-type="float">
            <text:p>220.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0568" calcext:value-type="float">
            <text:p>220.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08728" calcext:value-type="float">
            <text:p>220.7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11776" calcext:value-type="float">
            <text:p>220.7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5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514" calcext:value-type="float">
            <text:p>220.7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752" calcext:value-type="float">
            <text:p>220.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514" calcext:value-type="float">
            <text:p>220.7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47768" calcext:value-type="float">
            <text:p>220.6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78248" calcext:value-type="float">
            <text:p>220.6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48352" calcext:value-type="float">
            <text:p>220.7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45304" calcext:value-type="float">
            <text:p>220.7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45304" calcext:value-type="float">
            <text:p>220.7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91024" calcext:value-type="float">
            <text:p>220.7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3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9044" calcext:value-type="float">
            <text:p>220.6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45304" calcext:value-type="float">
            <text:p>220.7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61128" calcext:value-type="float">
            <text:p>220.8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3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2092" calcext:value-type="float">
            <text:p>220.7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54448" calcext:value-type="float">
            <text:p>220.7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24552" calcext:value-type="float">
            <text:p>220.8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5808" calcext:value-type="float">
            <text:p>220.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15408" calcext:value-type="float">
            <text:p>220.8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91024" calcext:value-type="float">
            <text:p>220.7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76368" calcext:value-type="float">
            <text:p>220.8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12944" calcext:value-type="float">
            <text:p>220.9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87976" calcext:value-type="float">
            <text:p>220.7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1236" calcext:value-type="float">
            <text:p>220.8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51984" calcext:value-type="float">
            <text:p>220.8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84928" calcext:value-type="float">
            <text:p>220.7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12944" calcext:value-type="float">
            <text:p>220.9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22088" calcext:value-type="float">
            <text:p>220.9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97704" calcext:value-type="float">
            <text:p>220.8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4284" calcext:value-type="float">
            <text:p>220.8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79416" calcext:value-type="float">
            <text:p>220.8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00168" calcext:value-type="float">
            <text:p>220.8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1236" calcext:value-type="float">
            <text:p>220.8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70856" calcext:value-type="float">
            <text:p>220.9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97704" calcext:value-type="float">
            <text:p>220.8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038" calcext:value-type="float">
            <text:p>220.9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91608" calcext:value-type="float">
            <text:p>220.8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28184" calcext:value-type="float">
            <text:p>220.9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038" calcext:value-type="float">
            <text:p>220.9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06848" calcext:value-type="float">
            <text:p>220.9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5808" calcext:value-type="float">
            <text:p>220.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514" calcext:value-type="float">
            <text:p>220.7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61712" calcext:value-type="float">
            <text:p>220.9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86096" calcext:value-type="float">
            <text:p>220.9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43424" calcext:value-type="float">
            <text:p>220.9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22088" calcext:value-type="float">
            <text:p>220.9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39792" calcext:value-type="float">
            <text:p>220.8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94072" calcext:value-type="float">
            <text:p>220.7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69688" calcext:value-type="float">
            <text:p>220.7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11776" calcext:value-type="float">
            <text:p>220.7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96536" calcext:value-type="float">
            <text:p>220.6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4472" calcext:value-type="float">
            <text:p>220.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47768" calcext:value-type="float">
            <text:p>220.6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47768" calcext:value-type="float">
            <text:p>220.6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53864" calcext:value-type="float">
            <text:p>220.6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05096" calcext:value-type="float">
            <text:p>220.6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05096" calcext:value-type="float">
            <text:p>220.6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74616" calcext:value-type="float">
            <text:p>220.5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62424" calcext:value-type="float">
            <text:p>220.5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80712" calcext:value-type="float">
            <text:p>220.5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50232" calcext:value-type="float">
            <text:p>220.5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5328" calcext:value-type="float">
            <text:p>220.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228" calcext:value-type="float">
            <text:p>220.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65472" calcext:value-type="float">
            <text:p>220.5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50232" calcext:value-type="float">
            <text:p>220.5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56328" calcext:value-type="float">
            <text:p>220.5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8376" calcext:value-type="float">
            <text:p>220.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80712" calcext:value-type="float">
            <text:p>220.5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6852" calcext:value-type="float">
            <text:p>220.5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62424" calcext:value-type="float">
            <text:p>220.5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08144" calcext:value-type="float">
            <text:p>220.6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1424" calcext:value-type="float">
            <text:p>220.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95952" calcext:value-type="float">
            <text:p>220.5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35576" calcext:value-type="float">
            <text:p>220.6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50816" calcext:value-type="float">
            <text:p>220.6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53864" calcext:value-type="float">
            <text:p>220.6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78248" calcext:value-type="float">
            <text:p>220.6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08728" calcext:value-type="float">
            <text:p>220.7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63008" calcext:value-type="float">
            <text:p>220.6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27016" calcext:value-type="float">
            <text:p>220.7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23968" calcext:value-type="float">
            <text:p>220.7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30064" calcext:value-type="float">
            <text:p>220.7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45304" calcext:value-type="float">
            <text:p>220.7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91024" calcext:value-type="float">
            <text:p>220.7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48352" calcext:value-type="float">
            <text:p>220.7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00168" calcext:value-type="float">
            <text:p>220.8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64176" calcext:value-type="float">
            <text:p>220.8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09312" calcext:value-type="float">
            <text:p>220.8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15992" calcext:value-type="float">
            <text:p>220.9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46472" calcext:value-type="float">
            <text:p>220.9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55032" calcext:value-type="float">
            <text:p>220.8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39792" calcext:value-type="float">
            <text:p>220.8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91608" calcext:value-type="float">
            <text:p>220.8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7332" calcext:value-type="float">
            <text:p>220.8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28184" calcext:value-type="float">
            <text:p>220.9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46472" calcext:value-type="float">
            <text:p>220.9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8856" calcext:value-type="float">
            <text:p>220.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82464" calcext:value-type="float">
            <text:p>220.8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9524" calcext:value-type="float">
            <text:p>220.9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34864" calcext:value-type="float">
            <text:p>221.0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80584" calcext:value-type="float">
            <text:p>221.0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59248" calcext:value-type="float">
            <text:p>221.0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04384" calcext:value-type="float">
            <text:p>221.0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59248" calcext:value-type="float">
            <text:p>221.0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67808" calcext:value-type="float">
            <text:p>220.9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47056" calcext:value-type="float">
            <text:p>221.0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04384" calcext:value-type="float">
            <text:p>221.0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76952" calcext:value-type="float">
            <text:p>220.9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47056" calcext:value-type="float">
            <text:p>221.0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9524" calcext:value-type="float">
            <text:p>220.9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04384" calcext:value-type="float">
            <text:p>221.0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12944" calcext:value-type="float">
            <text:p>220.9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28768" calcext:value-type="float">
            <text:p>221.0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04384" calcext:value-type="float">
            <text:p>221.0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8" calcext:value-type="float">
            <text:p>220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46472" calcext:value-type="float">
            <text:p>220.9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31232" calcext:value-type="float">
            <text:p>220.9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94656" calcext:value-type="float">
            <text:p>220.8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67224" calcext:value-type="float">
            <text:p>220.8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5996" calcext:value-type="float">
            <text:p>220.6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5808" calcext:value-type="float">
            <text:p>220.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038" calcext:value-type="float">
            <text:p>220.9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18456" calcext:value-type="float">
            <text:p>220.8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64176" calcext:value-type="float">
            <text:p>220.8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63592" calcext:value-type="float">
            <text:p>220.7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00168" calcext:value-type="float">
            <text:p>220.8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57496" calcext:value-type="float">
            <text:p>220.7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54448" calcext:value-type="float">
            <text:p>220.7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11776" calcext:value-type="float">
            <text:p>220.7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30064" calcext:value-type="float">
            <text:p>220.7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99584" calcext:value-type="float">
            <text:p>220.6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87392" calcext:value-type="float">
            <text:p>220.6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69104" calcext:value-type="float">
            <text:p>220.6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41672" calcext:value-type="float">
            <text:p>220.6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1424" calcext:value-type="float">
            <text:p>220.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92904" calcext:value-type="float">
            <text:p>220.5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80712" calcext:value-type="float">
            <text:p>220.5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11192" calcext:value-type="float">
            <text:p>220.6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71568" calcext:value-type="float">
            <text:p>220.5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92904" calcext:value-type="float">
            <text:p>220.5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86808" calcext:value-type="float">
            <text:p>220.5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10608" calcext:value-type="float">
            <text:p>220.5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80128" calcext:value-type="float">
            <text:p>220.4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67936" calcext:value-type="float">
            <text:p>220.4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34408" calcext:value-type="float">
            <text:p>220.4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466" calcext:value-type="float">
            <text:p>220.4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40504" calcext:value-type="float">
            <text:p>220.4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67936" calcext:value-type="float">
            <text:p>220.4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49064" calcext:value-type="float">
            <text:p>220.3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36872" calcext:value-type="float">
            <text:p>220.3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30776" calcext:value-type="float">
            <text:p>220.3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06392" calcext:value-type="float">
            <text:p>220.3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5516" calcext:value-type="float">
            <text:p>220.3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52112" calcext:value-type="float">
            <text:p>220.3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00296" calcext:value-type="float">
            <text:p>220.3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03344" calcext:value-type="float">
            <text:p>220.3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06392" calcext:value-type="float">
            <text:p>220.3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21632" calcext:value-type="float">
            <text:p>220.3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12488" calcext:value-type="float">
            <text:p>220.3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14952" calcext:value-type="float">
            <text:p>220.2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85056" calcext:value-type="float">
            <text:p>220.2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88104" calcext:value-type="float">
            <text:p>220.2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11904" calcext:value-type="float">
            <text:p>220.2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97248" calcext:value-type="float">
            <text:p>220.2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08856" calcext:value-type="float">
            <text:p>220.2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00296" calcext:value-type="float">
            <text:p>220.3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942" calcext:value-type="float">
            <text:p>220.2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97248" calcext:value-type="float">
            <text:p>220.2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74744" calcext:value-type="float">
            <text:p>220.0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30776" calcext:value-type="float">
            <text:p>220.3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52112" calcext:value-type="float">
            <text:p>220.3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0944" calcext:value-type="float">
            <text:p>220.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64304" calcext:value-type="float">
            <text:p>220.3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88104" calcext:value-type="float">
            <text:p>220.2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45432" calcext:value-type="float">
            <text:p>220.2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67352" calcext:value-type="float">
            <text:p>220.3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73448" calcext:value-type="float">
            <text:p>220.3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85056" calcext:value-type="float">
            <text:p>220.2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10024" calcext:value-type="float">
            <text:p>220.4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22216" calcext:value-type="float">
            <text:p>220.4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06392" calcext:value-type="float">
            <text:p>220.3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37456" calcext:value-type="float">
            <text:p>220.4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466" calcext:value-type="float">
            <text:p>220.4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82592" calcext:value-type="float">
            <text:p>220.3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03928" calcext:value-type="float">
            <text:p>220.4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40504" calcext:value-type="float">
            <text:p>220.4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37456" calcext:value-type="float">
            <text:p>220.4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49648" calcext:value-type="float">
            <text:p>220.4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19752" calcext:value-type="float">
            <text:p>220.5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28896" calcext:value-type="float">
            <text:p>220.5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10608" calcext:value-type="float">
            <text:p>220.5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10608" calcext:value-type="float">
            <text:p>220.5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74032" calcext:value-type="float">
            <text:p>220.4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74032" calcext:value-type="float">
            <text:p>220.4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466" calcext:value-type="float">
            <text:p>220.4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58792" calcext:value-type="float">
            <text:p>220.4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43552" calcext:value-type="float">
            <text:p>220.4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40504" calcext:value-type="float">
            <text:p>220.4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40504" calcext:value-type="float">
            <text:p>220.4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0088" calcext:value-type="float">
            <text:p>220.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76496" calcext:value-type="float">
            <text:p>220.3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12488" calcext:value-type="float">
            <text:p>220.3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7896" calcext:value-type="float">
            <text:p>220.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4848" calcext:value-type="float">
            <text:p>220.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21048" calcext:value-type="float">
            <text:p>220.2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05808" calcext:value-type="float">
            <text:p>220.2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8752" calcext:value-type="float">
            <text:p>220.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7228" calcext:value-type="float">
            <text:p>220.1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66184" calcext:value-type="float">
            <text:p>220.1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69232" calcext:value-type="float">
            <text:p>220.1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14368" calcext:value-type="float">
            <text:p>220.1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59504" calcext:value-type="float">
            <text:p>220.0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47312" calcext:value-type="float">
            <text:p>220.0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07688" calcext:value-type="float">
            <text:p>220.0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71112" calcext:value-type="float">
            <text:p>219.9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46728" calcext:value-type="float">
            <text:p>219.9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5892" calcext:value-type="float">
            <text:p>219.9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4368" calcext:value-type="float">
            <text:p>219.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07688" calcext:value-type="float">
            <text:p>220.0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07104" calcext:value-type="float">
            <text:p>219.9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4368" calcext:value-type="float">
            <text:p>219.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79672" calcext:value-type="float">
            <text:p>219.8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73576" calcext:value-type="float">
            <text:p>219.8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24808" calcext:value-type="float">
            <text:p>219.8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10152" calcext:value-type="float">
            <text:p>219.9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19296" calcext:value-type="float">
            <text:p>219.9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97376" calcext:value-type="float">
            <text:p>219.7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33952" calcext:value-type="float">
            <text:p>219.8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4368" calcext:value-type="float">
            <text:p>219.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94912" calcext:value-type="float">
            <text:p>219.8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91864" calcext:value-type="float">
            <text:p>219.8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43096" calcext:value-type="float">
            <text:p>219.8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46144" calcext:value-type="float">
            <text:p>219.8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08984" calcext:value-type="float">
            <text:p>219.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87648" calcext:value-type="float">
            <text:p>219.6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78504" calcext:value-type="float">
            <text:p>219.6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78504" calcext:value-type="float">
            <text:p>219.6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97376" calcext:value-type="float">
            <text:p>219.7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57752" calcext:value-type="float">
            <text:p>219.7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12032" calcext:value-type="float">
            <text:p>219.7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33368" calcext:value-type="float">
            <text:p>219.7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3032" calcext:value-type="float">
            <text:p>219.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37" calcext:value-type="float">
            <text:p>219.8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8272" calcext:value-type="float">
            <text:p>219.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79672" calcext:value-type="float">
            <text:p>219.8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37" calcext:value-type="float">
            <text:p>219.8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40632" calcext:value-type="float">
            <text:p>219.9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34536" calcext:value-type="float">
            <text:p>219.9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9128" calcext:value-type="float">
            <text:p>219.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57752" calcext:value-type="float">
            <text:p>219.7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4556" calcext:value-type="float">
            <text:p>219.7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608" calcext:value-type="float">
            <text:p>219.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57752" calcext:value-type="float">
            <text:p>219.7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24224" calcext:value-type="float">
            <text:p>219.7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9984" calcext:value-type="float">
            <text:p>219.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66312" calcext:value-type="float">
            <text:p>219.6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90112" calcext:value-type="float">
            <text:p>219.5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32784" calcext:value-type="float">
            <text:p>219.6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48024" calcext:value-type="float">
            <text:p>219.6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7792" calcext:value-type="float">
            <text:p>219.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74872" calcext:value-type="float">
            <text:p>219.5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9316" calcext:value-type="float">
            <text:p>219.5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7792" calcext:value-type="float">
            <text:p>219.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56" calcext:value-type="float">
            <text:p>219.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49904" calcext:value-type="float">
            <text:p>219.4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76752" calcext:value-type="float">
            <text:p>219.3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85896" calcext:value-type="float">
            <text:p>219.3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61512" calcext:value-type="float">
            <text:p>219.3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6456" calcext:value-type="float">
            <text:p>219.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00552" calcext:value-type="float">
            <text:p>219.3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06064" calcext:value-type="float">
            <text:p>219.2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45104" calcext:value-type="float">
            <text:p>219.1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17672" calcext:value-type="float">
            <text:p>219.1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96336" calcext:value-type="float">
            <text:p>219.0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4452" calcext:value-type="float">
            <text:p>219.0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1404" calcext:value-type="float">
            <text:p>219.0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92704" calcext:value-type="float">
            <text:p>218.9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40888" calcext:value-type="float">
            <text:p>218.9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40888" calcext:value-type="float">
            <text:p>218.9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98216" calcext:value-type="float">
            <text:p>218.8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70784" calcext:value-type="float">
            <text:p>218.8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22016" calcext:value-type="float">
            <text:p>218.8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88488" calcext:value-type="float">
            <text:p>218.7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8544" calcext:value-type="float">
            <text:p>218.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36672" calcext:value-type="float">
            <text:p>218.7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15336" calcext:value-type="float">
            <text:p>218.7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66568" calcext:value-type="float">
            <text:p>218.6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26944" calcext:value-type="float">
            <text:p>218.6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7208" calcext:value-type="float">
            <text:p>218.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50744" calcext:value-type="float">
            <text:p>218.5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20264" calcext:value-type="float">
            <text:p>218.5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71496" calcext:value-type="float">
            <text:p>218.4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23312" calcext:value-type="float">
            <text:p>218.5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53792" calcext:value-type="float">
            <text:p>218.5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59888" calcext:value-type="float">
            <text:p>218.5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84272" calcext:value-type="float">
            <text:p>218.5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96464" calcext:value-type="float">
            <text:p>218.5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69032" calcext:value-type="float">
            <text:p>218.5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29408" calcext:value-type="float">
            <text:p>218.5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14168" calcext:value-type="float">
            <text:p>218.5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59888" calcext:value-type="float">
            <text:p>218.5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89784" calcext:value-type="float">
            <text:p>218.4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74544" calcext:value-type="float">
            <text:p>218.4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83688" calcext:value-type="float">
            <text:p>218.4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5016" calcext:value-type="float">
            <text:p>218.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28824" calcext:value-type="float">
            <text:p>218.4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9588" calcext:value-type="float">
            <text:p>218.4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44648" calcext:value-type="float">
            <text:p>218.5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9588" calcext:value-type="float">
            <text:p>218.4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9588" calcext:value-type="float">
            <text:p>218.4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98344" calcext:value-type="float">
            <text:p>218.3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46528" calcext:value-type="float">
            <text:p>218.3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49576" calcext:value-type="float">
            <text:p>218.3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64816" calcext:value-type="float">
            <text:p>218.3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49576" calcext:value-type="float">
            <text:p>218.3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6728" calcext:value-type="float">
            <text:p>218.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70328" calcext:value-type="float">
            <text:p>218.2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37384" calcext:value-type="float">
            <text:p>218.3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91664" calcext:value-type="float">
            <text:p>218.2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46528" calcext:value-type="float">
            <text:p>218.3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6728" calcext:value-type="float">
            <text:p>218.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4348" calcext:value-type="float">
            <text:p>218.3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24608" calcext:value-type="float">
            <text:p>218.2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39848" calcext:value-type="float">
            <text:p>218.2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09952" calcext:value-type="float">
            <text:p>218.3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15464" calcext:value-type="float">
            <text:p>218.2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48992" calcext:value-type="float">
            <text:p>218.2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15464" calcext:value-type="float">
            <text:p>218.2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39264" calcext:value-type="float">
            <text:p>218.1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87448" calcext:value-type="float">
            <text:p>218.0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606" calcext:value-type="float">
            <text:p>218.1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02688" calcext:value-type="float">
            <text:p>218.1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1112" calcext:value-type="float">
            <text:p>218.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75256" calcext:value-type="float">
            <text:p>218.0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56968" calcext:value-type="float">
            <text:p>218.0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11248" calcext:value-type="float">
            <text:p>218.0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83816" calcext:value-type="float">
            <text:p>217.9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53336" calcext:value-type="float">
            <text:p>217.9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71624" calcext:value-type="float">
            <text:p>217.9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44192" calcext:value-type="float">
            <text:p>217.9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46656" calcext:value-type="float">
            <text:p>217.8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52752" calcext:value-type="float">
            <text:p>217.8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22272" calcext:value-type="float">
            <text:p>217.8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70456" calcext:value-type="float">
            <text:p>217.7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034" calcext:value-type="float">
            <text:p>217.7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48536" calcext:value-type="float">
            <text:p>217.6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15008" calcext:value-type="float">
            <text:p>217.6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26616" calcext:value-type="float">
            <text:p>217.5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96136" calcext:value-type="float">
            <text:p>217.4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47368" calcext:value-type="float">
            <text:p>217.4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86408" calcext:value-type="float">
            <text:p>217.3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58976" calcext:value-type="float">
            <text:p>217.3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19352" calcext:value-type="float">
            <text:p>217.3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6144" calcext:value-type="float">
            <text:p>217.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224" calcext:value-type="float">
            <text:p>217.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97432" calcext:value-type="float">
            <text:p>217.1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73048" calcext:value-type="float">
            <text:p>217.1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45616" calcext:value-type="float">
            <text:p>217.1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12088" calcext:value-type="float">
            <text:p>217.1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60272" calcext:value-type="float">
            <text:p>217.0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99312" calcext:value-type="float">
            <text:p>216.9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62736" calcext:value-type="float">
            <text:p>216.9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59688" calcext:value-type="float">
            <text:p>216.9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68832" calcext:value-type="float">
            <text:p>216.9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652" calcext:value-type="float">
            <text:p>216.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10336" calcext:value-type="float">
            <text:p>216.8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07288" calcext:value-type="float">
            <text:p>216.8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4996" calcext:value-type="float">
            <text:p>216.8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82904" calcext:value-type="float">
            <text:p>216.7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53008" calcext:value-type="float">
            <text:p>216.8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64616" calcext:value-type="float">
            <text:p>216.7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52424" calcext:value-type="float">
            <text:p>216.7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31088" calcext:value-type="float">
            <text:p>216.7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94512" calcext:value-type="float">
            <text:p>216.6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18896" calcext:value-type="float">
            <text:p>216.7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61568" calcext:value-type="float">
            <text:p>216.7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40232" calcext:value-type="float">
            <text:p>216.7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94512" calcext:value-type="float">
            <text:p>216.6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128" calcext:value-type="float">
            <text:p>216.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2804" calcext:value-type="float">
            <text:p>216.7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49376" calcext:value-type="float">
            <text:p>216.7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67664" calcext:value-type="float">
            <text:p>216.7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9756" calcext:value-type="float">
            <text:p>216.6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6708" calcext:value-type="float">
            <text:p>216.6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70128" calcext:value-type="float">
            <text:p>216.6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00608" calcext:value-type="float">
            <text:p>216.7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31088" calcext:value-type="float">
            <text:p>216.7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70128" calcext:value-type="float">
            <text:p>216.6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54888" calcext:value-type="float">
            <text:p>216.6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70128" calcext:value-type="float">
            <text:p>216.6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33552" calcext:value-type="float">
            <text:p>216.6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15848" calcext:value-type="float">
            <text:p>216.7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30504" calcext:value-type="float">
            <text:p>216.6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6708" calcext:value-type="float">
            <text:p>216.6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78688" calcext:value-type="float">
            <text:p>216.5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85368" calcext:value-type="float">
            <text:p>216.6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24408" calcext:value-type="float">
            <text:p>216.6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00024" calcext:value-type="float">
            <text:p>216.6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24408" calcext:value-type="float">
            <text:p>216.6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8232" calcext:value-type="float">
            <text:p>216.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09168" calcext:value-type="float">
            <text:p>216.6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42112" calcext:value-type="float">
            <text:p>216.5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09168" calcext:value-type="float">
            <text:p>216.6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8" calcext:value-type="float">
            <text:p>216.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57352" calcext:value-type="float">
            <text:p>216.5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32968" calcext:value-type="float">
            <text:p>216.5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9088" calcext:value-type="float">
            <text:p>216.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7564" calcext:value-type="float">
            <text:p>216.5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75056" calcext:value-type="float">
            <text:p>216.4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02488" calcext:value-type="float">
            <text:p>216.5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26872" calcext:value-type="float">
            <text:p>216.5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56768" calcext:value-type="float">
            <text:p>216.4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75056" calcext:value-type="float">
            <text:p>216.4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6228" calcext:value-type="float">
            <text:p>216.3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1904" calcext:value-type="float">
            <text:p>216.4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74472" calcext:value-type="float">
            <text:p>216.3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50088" calcext:value-type="float">
            <text:p>216.3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98272" calcext:value-type="float">
            <text:p>216.2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71424" calcext:value-type="float">
            <text:p>216.3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28752" calcext:value-type="float">
            <text:p>216.3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22656" calcext:value-type="float">
            <text:p>216.3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64744" calcext:value-type="float">
            <text:p>216.2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52552" calcext:value-type="float">
            <text:p>216.2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4036" calcext:value-type="float">
            <text:p>216.2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15976" calcext:value-type="float">
            <text:p>216.2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82448" calcext:value-type="float">
            <text:p>216.1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27584" calcext:value-type="float">
            <text:p>216.1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12344" calcext:value-type="float">
            <text:p>216.1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84912" calcext:value-type="float">
            <text:p>216.0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51384" calcext:value-type="float">
            <text:p>216.0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5748" calcext:value-type="float">
            <text:p>216.0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45288" calcext:value-type="float">
            <text:p>216.0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20904" calcext:value-type="float">
            <text:p>216.0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6604" calcext:value-type="float">
            <text:p>215.9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38608" calcext:value-type="float">
            <text:p>215.9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0508" calcext:value-type="float">
            <text:p>215.9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80696" calcext:value-type="float">
            <text:p>215.8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8984" calcext:value-type="float">
            <text:p>215.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746" calcext:value-type="float">
            <text:p>215.8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23368" calcext:value-type="float">
            <text:p>215.9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08128" calcext:value-type="float">
            <text:p>215.9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68504" calcext:value-type="float">
            <text:p>215.8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92304" calcext:value-type="float">
            <text:p>215.7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38024" calcext:value-type="float">
            <text:p>215.8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95936" calcext:value-type="float">
            <text:p>215.8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17272" calcext:value-type="float">
            <text:p>215.9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08128" calcext:value-type="float">
            <text:p>215.9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83744" calcext:value-type="float">
            <text:p>215.8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56312" calcext:value-type="float">
            <text:p>215.8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11176" calcext:value-type="float">
            <text:p>215.9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68504" calcext:value-type="float">
            <text:p>215.8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95936" calcext:value-type="float">
            <text:p>215.8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10592" calcext:value-type="float">
            <text:p>215.8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17272" calcext:value-type="float">
            <text:p>215.9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62408" calcext:value-type="float">
            <text:p>215.8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41656" calcext:value-type="float">
            <text:p>215.9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2032" calcext:value-type="float">
            <text:p>215.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75184" calcext:value-type="float">
            <text:p>215.9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90424" calcext:value-type="float">
            <text:p>215.9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72136" calcext:value-type="float">
            <text:p>215.9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72136" calcext:value-type="float">
            <text:p>215.9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44704" calcext:value-type="float">
            <text:p>215.9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11176" calcext:value-type="float">
            <text:p>215.9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72136" calcext:value-type="float">
            <text:p>215.9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39192" calcext:value-type="float">
            <text:p>216.0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14808" calcext:value-type="float">
            <text:p>216.0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75184" calcext:value-type="float">
            <text:p>215.9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17272" calcext:value-type="float">
            <text:p>215.9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75184" calcext:value-type="float">
            <text:p>215.9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508" calcext:value-type="float">
            <text:p>215.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32512" calcext:value-type="float">
            <text:p>215.9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59944" calcext:value-type="float">
            <text:p>215.9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41656" calcext:value-type="float">
            <text:p>215.9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56896" calcext:value-type="float">
            <text:p>215.9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29464" calcext:value-type="float">
            <text:p>215.9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0508" calcext:value-type="float">
            <text:p>215.9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41656" calcext:value-type="float">
            <text:p>215.9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8128" calcext:value-type="float">
            <text:p>215.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71552" calcext:value-type="float">
            <text:p>215.8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80696" calcext:value-type="float">
            <text:p>215.8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23368" calcext:value-type="float">
            <text:p>215.9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80696" calcext:value-type="float">
            <text:p>215.8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3556" calcext:value-type="float">
            <text:p>215.9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02032" calcext:value-type="float">
            <text:p>215.9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29464" calcext:value-type="float">
            <text:p>215.9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26416" calcext:value-type="float">
            <text:p>215.9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08128" calcext:value-type="float">
            <text:p>215.9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65456" calcext:value-type="float">
            <text:p>215.8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17272" calcext:value-type="float">
            <text:p>215.9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95936" calcext:value-type="float">
            <text:p>215.8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38024" calcext:value-type="float">
            <text:p>215.8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19736" calcext:value-type="float">
            <text:p>215.8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6792" calcext:value-type="float">
            <text:p>215.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6792" calcext:value-type="float">
            <text:p>215.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74016" calcext:value-type="float">
            <text:p>215.7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49048" calcext:value-type="float">
            <text:p>215.6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49048" calcext:value-type="float">
            <text:p>215.6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42952" calcext:value-type="float">
            <text:p>215.6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18568" calcext:value-type="float">
            <text:p>215.6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88088" calcext:value-type="float">
            <text:p>215.5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5456" calcext:value-type="float">
            <text:p>215.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11888" calcext:value-type="float">
            <text:p>215.5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84456" calcext:value-type="float">
            <text:p>215.4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6312" calcext:value-type="float">
            <text:p>215.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23496" calcext:value-type="float">
            <text:p>215.4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08256" calcext:value-type="float">
            <text:p>215.4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7168" calcext:value-type="float">
            <text:p>215.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74728" calcext:value-type="float">
            <text:p>215.3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68632" calcext:value-type="float">
            <text:p>215.3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412" calcext:value-type="float">
            <text:p>215.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62536" calcext:value-type="float">
            <text:p>215.3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44248" calcext:value-type="float">
            <text:p>215.3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22912" calcext:value-type="float">
            <text:p>215.3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44248" calcext:value-type="float">
            <text:p>215.3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44248" calcext:value-type="float">
            <text:p>215.3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2596" calcext:value-type="float">
            <text:p>215.3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412" calcext:value-type="float">
            <text:p>215.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01576" calcext:value-type="float">
            <text:p>215.3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25376" calcext:value-type="float">
            <text:p>215.2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97944" calcext:value-type="float">
            <text:p>215.1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82704" calcext:value-type="float">
            <text:p>215.1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79656" calcext:value-type="float">
            <text:p>215.1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1928" calcext:value-type="float">
            <text:p>215.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82704" calcext:value-type="float">
            <text:p>215.1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13184" calcext:value-type="float">
            <text:p>215.2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13184" calcext:value-type="float">
            <text:p>215.2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22328" calcext:value-type="float">
            <text:p>215.2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22328" calcext:value-type="float">
            <text:p>215.2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40616" calcext:value-type="float">
            <text:p>215.2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7356" calcext:value-type="float">
            <text:p>215.1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4308" calcext:value-type="float">
            <text:p>215.1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43664" calcext:value-type="float">
            <text:p>215.2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00992" calcext:value-type="float">
            <text:p>215.2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76608" calcext:value-type="float">
            <text:p>215.1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18696" calcext:value-type="float">
            <text:p>215.1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46128" calcext:value-type="float">
            <text:p>215.1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88216" calcext:value-type="float">
            <text:p>215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33936" calcext:value-type="float">
            <text:p>215.1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126" calcext:value-type="float">
            <text:p>215.1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39448" calcext:value-type="float">
            <text:p>215.0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39448" calcext:value-type="float">
            <text:p>215.0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364" calcext:value-type="float">
            <text:p>215.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39448" calcext:value-type="float">
            <text:p>215.0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72976" calcext:value-type="float">
            <text:p>215.0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54104" calcext:value-type="float">
            <text:p>214.9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45544" calcext:value-type="float">
            <text:p>215.0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84584" calcext:value-type="float">
            <text:p>214.9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72392" calcext:value-type="float">
            <text:p>214.9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26672" calcext:value-type="float">
            <text:p>214.9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02288" calcext:value-type="float">
            <text:p>214.9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41912" calcext:value-type="float">
            <text:p>214.9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74856" calcext:value-type="float">
            <text:p>214.8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84" calcext:value-type="float">
            <text:p>214.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56568" calcext:value-type="float">
            <text:p>214.8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98656" calcext:value-type="float">
            <text:p>214.7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13896" calcext:value-type="float">
            <text:p>214.8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078" calcext:value-type="float">
            <text:p>214.8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83416" calcext:value-type="float">
            <text:p>214.7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34648" calcext:value-type="float">
            <text:p>214.7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28552" calcext:value-type="float">
            <text:p>214.7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52352" calcext:value-type="float">
            <text:p>214.6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0968" calcext:value-type="float">
            <text:p>214.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88344" calcext:value-type="float">
            <text:p>214.5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4872" calcext:value-type="float">
            <text:p>214.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12144" calcext:value-type="float">
            <text:p>214.5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09096" calcext:value-type="float">
            <text:p>214.5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63376" calcext:value-type="float">
            <text:p>214.4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66424" calcext:value-type="float">
            <text:p>214.4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1156" calcext:value-type="float">
            <text:p>214.4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20704" calcext:value-type="float">
            <text:p>214.4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9632" calcext:value-type="float">
            <text:p>214.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62792" calcext:value-type="float">
            <text:p>214.3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53648" calcext:value-type="float">
            <text:p>214.3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3536" calcext:value-type="float">
            <text:p>214.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41456" calcext:value-type="float">
            <text:p>214.3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2012" calcext:value-type="float">
            <text:p>214.3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744" calcext:value-type="float">
            <text:p>214.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65256" calcext:value-type="float">
            <text:p>214.2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37824" calcext:value-type="float">
            <text:p>214.2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70768" calcext:value-type="float">
            <text:p>214.1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16488" calcext:value-type="float">
            <text:p>214.2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01248" calcext:value-type="float">
            <text:p>214.2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5248" calcext:value-type="float">
            <text:p>214.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70768" calcext:value-type="float">
            <text:p>214.1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86008" calcext:value-type="float">
            <text:p>214.1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50016" calcext:value-type="float">
            <text:p>214.2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86008" calcext:value-type="float">
            <text:p>214.1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07344" calcext:value-type="float">
            <text:p>214.2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16488" calcext:value-type="float">
            <text:p>214.2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77448" calcext:value-type="float">
            <text:p>214.2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34192" calcext:value-type="float">
            <text:p>214.1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89056" calcext:value-type="float">
            <text:p>214.1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25632" calcext:value-type="float">
            <text:p>214.2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10392" calcext:value-type="float">
            <text:p>214.2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50016" calcext:value-type="float">
            <text:p>214.2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34192" calcext:value-type="float">
            <text:p>214.1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5916" calcext:value-type="float">
            <text:p>214.2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04296" calcext:value-type="float">
            <text:p>214.2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2868" calcext:value-type="float">
            <text:p>214.2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4392" calcext:value-type="float">
            <text:p>214.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4392" calcext:value-type="float">
            <text:p>214.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95152" calcext:value-type="float">
            <text:p>214.1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25632" calcext:value-type="float">
            <text:p>214.2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65256" calcext:value-type="float">
            <text:p>214.2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64672" calcext:value-type="float">
            <text:p>214.1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37824" calcext:value-type="float">
            <text:p>214.2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77448" calcext:value-type="float">
            <text:p>214.2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01832" calcext:value-type="float">
            <text:p>214.3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744" calcext:value-type="float">
            <text:p>214.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89056" calcext:value-type="float">
            <text:p>214.1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50016" calcext:value-type="float">
            <text:p>214.2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25632" calcext:value-type="float">
            <text:p>214.2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5916" calcext:value-type="float">
            <text:p>214.2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1344" calcext:value-type="float">
            <text:p>214.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10392" calcext:value-type="float">
            <text:p>214.2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80496" calcext:value-type="float">
            <text:p>214.2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86008" calcext:value-type="float">
            <text:p>214.1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92104" calcext:value-type="float">
            <text:p>214.1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49432" calcext:value-type="float">
            <text:p>214.1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79328" calcext:value-type="float">
            <text:p>214.0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40288" calcext:value-type="float">
            <text:p>214.1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70184" calcext:value-type="float">
            <text:p>214.0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85424" calcext:value-type="float">
            <text:p>214.0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15904" calcext:value-type="float">
            <text:p>214.1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82376" calcext:value-type="float">
            <text:p>214.0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18368" calcext:value-type="float">
            <text:p>214.0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0008" calcext:value-type="float">
            <text:p>214.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21416" calcext:value-type="float">
            <text:p>214.0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8484" calcext:value-type="float">
            <text:p>213.9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93984" calcext:value-type="float">
            <text:p>213.9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72648" calcext:value-type="float">
            <text:p>213.9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51312" calcext:value-type="float">
            <text:p>213.9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696" calcext:value-type="float">
            <text:p>213.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2388" calcext:value-type="float">
            <text:p>213.9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26928" calcext:value-type="float">
            <text:p>213.9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5436" calcext:value-type="float">
            <text:p>213.9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14736" calcext:value-type="float">
            <text:p>213.9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99496" calcext:value-type="float">
            <text:p>213.8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90352" calcext:value-type="float">
            <text:p>213.8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99496" calcext:value-type="float">
            <text:p>213.8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96448" calcext:value-type="float">
            <text:p>213.8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65968" calcext:value-type="float">
            <text:p>213.8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65968" calcext:value-type="float">
            <text:p>213.8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65968" calcext:value-type="float">
            <text:p>213.8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23296" calcext:value-type="float">
            <text:p>213.8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92816" calcext:value-type="float">
            <text:p>213.7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05008" calcext:value-type="float">
            <text:p>213.8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83672" calcext:value-type="float">
            <text:p>213.7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89768" calcext:value-type="float">
            <text:p>213.7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7148" calcext:value-type="float">
            <text:p>213.7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37952" calcext:value-type="float">
            <text:p>213.7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7148" calcext:value-type="float">
            <text:p>213.7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41" calcext:value-type="float">
            <text:p>213.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19664" calcext:value-type="float">
            <text:p>213.7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89768" calcext:value-type="float">
            <text:p>213.7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68432" calcext:value-type="float">
            <text:p>213.7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50144" calcext:value-type="float">
            <text:p>213.7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31856" calcext:value-type="float">
            <text:p>213.7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648" calcext:value-type="float">
            <text:p>213.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5624" calcext:value-type="float">
            <text:p>213.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73944" calcext:value-type="float">
            <text:p>213.6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9528" calcext:value-type="float">
            <text:p>213.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31856" calcext:value-type="float">
            <text:p>213.7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648" calcext:value-type="float">
            <text:p>213.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07472" calcext:value-type="float">
            <text:p>213.7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92232" calcext:value-type="float">
            <text:p>213.6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28808" calcext:value-type="float">
            <text:p>213.7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07472" calcext:value-type="float">
            <text:p>213.7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89184" calcext:value-type="float">
            <text:p>213.6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83088" calcext:value-type="float">
            <text:p>213.6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2576" calcext:value-type="float">
            <text:p>213.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12984" calcext:value-type="float">
            <text:p>213.6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12984" calcext:value-type="float">
            <text:p>213.6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582504" calcext:value-type="float">
            <text:p>213.5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61752" calcext:value-type="float">
            <text:p>213.6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4956" calcext:value-type="float">
            <text:p>213.6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4956" calcext:value-type="float">
            <text:p>213.6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4956" calcext:value-type="float">
            <text:p>213.6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4956" calcext:value-type="float">
            <text:p>213.6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4956" calcext:value-type="float">
            <text:p>213.6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12984" calcext:value-type="float">
            <text:p>213.6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12984" calcext:value-type="float">
            <text:p>213.6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475824" calcext:value-type="float">
            <text:p>213.4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494112" calcext:value-type="float">
            <text:p>213.4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491064" calcext:value-type="float">
            <text:p>213.4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475824" calcext:value-type="float">
            <text:p>213.4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475824" calcext:value-type="float">
            <text:p>213.4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484968" calcext:value-type="float">
            <text:p>213.4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4362" calcext:value-type="float">
            <text:p>213.4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63048" calcext:value-type="float">
            <text:p>213.3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56952" calcext:value-type="float">
            <text:p>213.3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408768" calcext:value-type="float">
            <text:p>213.4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41128" calcext:value-type="float">
            <text:p>213.2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41128" calcext:value-type="float">
            <text:p>213.2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41128" calcext:value-type="float">
            <text:p>213.2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49688" calcext:value-type="float">
            <text:p>213.1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22256" calcext:value-type="float">
            <text:p>213.1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73488" calcext:value-type="float">
            <text:p>213.0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472" calcext:value-type="float">
            <text:p>213.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36912" calcext:value-type="float">
            <text:p>213.0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472" calcext:value-type="float">
            <text:p>213.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39376" calcext:value-type="float">
            <text:p>212.9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39376" calcext:value-type="float">
            <text:p>212.9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60128" calcext:value-type="float">
            <text:p>212.8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14408" calcext:value-type="float">
            <text:p>212.8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71736" calcext:value-type="float">
            <text:p>212.7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68688" calcext:value-type="float">
            <text:p>212.7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86392" calcext:value-type="float">
            <text:p>212.6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04096" calcext:value-type="float">
            <text:p>212.6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79712" calcext:value-type="float">
            <text:p>212.5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30944" calcext:value-type="float">
            <text:p>212.5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88272" calcext:value-type="float">
            <text:p>212.4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42552" calcext:value-type="float">
            <text:p>212.4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93784" calcext:value-type="float">
            <text:p>212.3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45016" calcext:value-type="float">
            <text:p>212.3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32824" calcext:value-type="float">
            <text:p>212.3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02344" calcext:value-type="float">
            <text:p>212.3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56624" calcext:value-type="float">
            <text:p>212.2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44432" calcext:value-type="float">
            <text:p>212.2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3224" calcext:value-type="float">
            <text:p>212.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89568" calcext:value-type="float">
            <text:p>212.1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68232" calcext:value-type="float">
            <text:p>212.1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46896" calcext:value-type="float">
            <text:p>212.1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88984" calcext:value-type="float">
            <text:p>212.0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73744" calcext:value-type="float">
            <text:p>212.0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52408" calcext:value-type="float">
            <text:p>212.0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06688" calcext:value-type="float">
            <text:p>212.0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97544" calcext:value-type="float">
            <text:p>211.9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91448" calcext:value-type="float">
            <text:p>211.9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33536" calcext:value-type="float">
            <text:p>211.9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54872" calcext:value-type="float">
            <text:p>211.9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21344" calcext:value-type="float">
            <text:p>211.9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122" calcext:value-type="float">
            <text:p>211.9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93912" calcext:value-type="float">
            <text:p>211.8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5124" calcext:value-type="float">
            <text:p>211.8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93912" calcext:value-type="float">
            <text:p>211.8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72576" calcext:value-type="float">
            <text:p>211.8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29904" calcext:value-type="float">
            <text:p>211.8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87816" calcext:value-type="float">
            <text:p>211.8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4456" calcext:value-type="float">
            <text:p>211.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39048" calcext:value-type="float">
            <text:p>211.8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47608" calcext:value-type="float">
            <text:p>211.7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29904" calcext:value-type="float">
            <text:p>211.8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62848" calcext:value-type="float">
            <text:p>211.7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08568" calcext:value-type="float">
            <text:p>211.8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26856" calcext:value-type="float">
            <text:p>211.8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02472" calcext:value-type="float">
            <text:p>211.8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71992" calcext:value-type="float">
            <text:p>211.7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65896" calcext:value-type="float">
            <text:p>211.7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92744" calcext:value-type="float">
            <text:p>211.6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9028" calcext:value-type="float">
            <text:p>211.7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9884" calcext:value-type="float">
            <text:p>211.6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5312" calcext:value-type="float">
            <text:p>211.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20176" calcext:value-type="float">
            <text:p>211.7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71408" calcext:value-type="float">
            <text:p>211.6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7692" calcext:value-type="float">
            <text:p>211.5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52536" calcext:value-type="float">
            <text:p>211.5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97672" calcext:value-type="float">
            <text:p>211.4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4644" calcext:value-type="float">
            <text:p>211.5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4644" calcext:value-type="float">
            <text:p>211.5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48904" calcext:value-type="float">
            <text:p>211.4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55" calcext:value-type="float">
            <text:p>211.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69656" calcext:value-type="float">
            <text:p>211.3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06232" calcext:value-type="float">
            <text:p>211.4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75752" calcext:value-type="float">
            <text:p>211.3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4832" calcext:value-type="float">
            <text:p>211.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4832" calcext:value-type="float">
            <text:p>211.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50784" calcext:value-type="float">
            <text:p>211.2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44688" calcext:value-type="float">
            <text:p>211.2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14208" calcext:value-type="float">
            <text:p>211.2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44104" calcext:value-type="float">
            <text:p>211.1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92872" calcext:value-type="float">
            <text:p>211.1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31912" calcext:value-type="float">
            <text:p>211.1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31912" calcext:value-type="float">
            <text:p>211.1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1972" calcext:value-type="float">
            <text:p>211.1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2828" calcext:value-type="float">
            <text:p>211.0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40472" calcext:value-type="float">
            <text:p>211.0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19136" calcext:value-type="float">
            <text:p>211.0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88656" calcext:value-type="float">
            <text:p>210.9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85608" calcext:value-type="float">
            <text:p>210.9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03896" calcext:value-type="float">
            <text:p>211.0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09992" calcext:value-type="float">
            <text:p>211.0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73416" calcext:value-type="float">
            <text:p>210.9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39888" calcext:value-type="float">
            <text:p>210.9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03312" calcext:value-type="float">
            <text:p>210.9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78928" calcext:value-type="float">
            <text:p>210.8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6064" calcext:value-type="float">
            <text:p>210.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3016" calcext:value-type="float">
            <text:p>210.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21016" calcext:value-type="float">
            <text:p>210.8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96632" calcext:value-type="float">
            <text:p>210.7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96048" calcext:value-type="float">
            <text:p>210.6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96048" calcext:value-type="float">
            <text:p>210.6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89952" calcext:value-type="float">
            <text:p>210.6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96048" calcext:value-type="float">
            <text:p>210.6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89952" calcext:value-type="float">
            <text:p>210.6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93" calcext:value-type="float">
            <text:p>210.6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93" calcext:value-type="float">
            <text:p>210.6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86904" calcext:value-type="float">
            <text:p>210.6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93" calcext:value-type="float">
            <text:p>210.6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7776" calcext:value-type="float">
            <text:p>210.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74712" calcext:value-type="float">
            <text:p>210.6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65568" calcext:value-type="float">
            <text:p>210.6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68616" calcext:value-type="float">
            <text:p>210.6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95464" calcext:value-type="float">
            <text:p>210.5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25944" calcext:value-type="float">
            <text:p>210.6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80224" calcext:value-type="float">
            <text:p>210.5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04608" calcext:value-type="float">
            <text:p>210.6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25944" calcext:value-type="float">
            <text:p>210.6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28992" calcext:value-type="float">
            <text:p>210.6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3204" calcext:value-type="float">
            <text:p>210.6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38136" calcext:value-type="float">
            <text:p>210.6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41184" calcext:value-type="float">
            <text:p>210.6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41184" calcext:value-type="float">
            <text:p>210.6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44232" calcext:value-type="float">
            <text:p>210.6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25944" calcext:value-type="float">
            <text:p>210.6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68616" calcext:value-type="float">
            <text:p>210.6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99096" calcext:value-type="float">
            <text:p>210.6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41184" calcext:value-type="float">
            <text:p>210.6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71664" calcext:value-type="float">
            <text:p>210.6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71664" calcext:value-type="float">
            <text:p>210.6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71664" calcext:value-type="float">
            <text:p>210.6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6252" calcext:value-type="float">
            <text:p>210.6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38136" calcext:value-type="float">
            <text:p>210.6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68616" calcext:value-type="float">
            <text:p>210.6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71664" calcext:value-type="float">
            <text:p>210.6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71664" calcext:value-type="float">
            <text:p>210.6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74712" calcext:value-type="float">
            <text:p>210.6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35088" calcext:value-type="float">
            <text:p>210.6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4728" calcext:value-type="float">
            <text:p>210.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53376" calcext:value-type="float">
            <text:p>210.6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3204" calcext:value-type="float">
            <text:p>210.6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38136" calcext:value-type="float">
            <text:p>210.6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71664" calcext:value-type="float">
            <text:p>210.6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68616" calcext:value-type="float">
            <text:p>210.6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68616" calcext:value-type="float">
            <text:p>210.6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6252" calcext:value-type="float">
            <text:p>210.6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59472" calcext:value-type="float">
            <text:p>210.6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35088" calcext:value-type="float">
            <text:p>210.6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38136" calcext:value-type="float">
            <text:p>210.6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28992" calcext:value-type="float">
            <text:p>210.6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59472" calcext:value-type="float">
            <text:p>210.6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38136" calcext:value-type="float">
            <text:p>210.6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44232" calcext:value-type="float">
            <text:p>210.6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168" calcext:value-type="float">
            <text:p>210.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74128" calcext:value-type="float">
            <text:p>210.5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0156" calcext:value-type="float">
            <text:p>210.6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68032" calcext:value-type="float">
            <text:p>210.5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49744" calcext:value-type="float">
            <text:p>210.5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16216" calcext:value-type="float">
            <text:p>210.5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28408" calcext:value-type="float">
            <text:p>210.5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64984" calcext:value-type="float">
            <text:p>210.5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37552" calcext:value-type="float">
            <text:p>210.5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88784" calcext:value-type="float">
            <text:p>210.4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58304" calcext:value-type="float">
            <text:p>210.4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19264" calcext:value-type="float">
            <text:p>210.5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7964" calcext:value-type="float">
            <text:p>210.4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644" calcext:value-type="float">
            <text:p>210.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58304" calcext:value-type="float">
            <text:p>210.4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40016" calcext:value-type="float">
            <text:p>210.4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58304" calcext:value-type="float">
            <text:p>210.4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61352" calcext:value-type="float">
            <text:p>210.4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73544" calcext:value-type="float">
            <text:p>210.4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27824" calcext:value-type="float">
            <text:p>210.4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40016" calcext:value-type="float">
            <text:p>210.4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85736" calcext:value-type="float">
            <text:p>210.4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1868" calcext:value-type="float">
            <text:p>210.4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52208" calcext:value-type="float">
            <text:p>210.4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7964" calcext:value-type="float">
            <text:p>210.4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04024" calcext:value-type="float">
            <text:p>210.5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7964" calcext:value-type="float">
            <text:p>210.4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70496" calcext:value-type="float">
            <text:p>210.4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58304" calcext:value-type="float">
            <text:p>210.4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7964" calcext:value-type="float">
            <text:p>210.4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00976" calcext:value-type="float">
            <text:p>210.5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22312" calcext:value-type="float">
            <text:p>210.5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73544" calcext:value-type="float">
            <text:p>210.4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13168" calcext:value-type="float">
            <text:p>210.5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52792" calcext:value-type="float">
            <text:p>210.5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16216" calcext:value-type="float">
            <text:p>210.5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22312" calcext:value-type="float">
            <text:p>210.5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28408" calcext:value-type="float">
            <text:p>210.5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43648" calcext:value-type="float">
            <text:p>210.5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40016" calcext:value-type="float">
            <text:p>210.4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58304" calcext:value-type="float">
            <text:p>210.4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644" calcext:value-type="float">
            <text:p>210.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644" calcext:value-type="float">
            <text:p>210.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55256" calcext:value-type="float">
            <text:p>210.4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22312" calcext:value-type="float">
            <text:p>210.5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34504" calcext:value-type="float">
            <text:p>210.5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76592" calcext:value-type="float">
            <text:p>210.4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9488" calcext:value-type="float">
            <text:p>210.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3392" calcext:value-type="float">
            <text:p>210.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1012" calcext:value-type="float">
            <text:p>210.5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43648" calcext:value-type="float">
            <text:p>210.5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80224" calcext:value-type="float">
            <text:p>210.5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2536" calcext:value-type="float">
            <text:p>210.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22312" calcext:value-type="float">
            <text:p>210.5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91832" calcext:value-type="float">
            <text:p>210.4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43648" calcext:value-type="float">
            <text:p>210.5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55256" calcext:value-type="float">
            <text:p>210.4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67448" calcext:value-type="float">
            <text:p>210.4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9488" calcext:value-type="float">
            <text:p>210.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76592" calcext:value-type="float">
            <text:p>210.4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61352" calcext:value-type="float">
            <text:p>210.4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09536" calcext:value-type="float">
            <text:p>210.4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27824" calcext:value-type="float">
            <text:p>210.4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61352" calcext:value-type="float">
            <text:p>210.4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7296" calcext:value-type="float">
            <text:p>210.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30288" calcext:value-type="float">
            <text:p>210.3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45528" calcext:value-type="float">
            <text:p>210.3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5772" calcext:value-type="float">
            <text:p>210.3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36384" calcext:value-type="float">
            <text:p>210.3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84568" calcext:value-type="float">
            <text:p>210.2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18096" calcext:value-type="float">
            <text:p>210.3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30288" calcext:value-type="float">
            <text:p>210.3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6628" calcext:value-type="float">
            <text:p>210.2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69328" calcext:value-type="float">
            <text:p>210.2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72376" calcext:value-type="float">
            <text:p>210.2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44944" calcext:value-type="float">
            <text:p>210.2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23608" calcext:value-type="float">
            <text:p>210.2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0532" calcext:value-type="float">
            <text:p>210.2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96176" calcext:value-type="float">
            <text:p>210.1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65696" calcext:value-type="float">
            <text:p>210.1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80936" calcext:value-type="float">
            <text:p>210.1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10832" calcext:value-type="float">
            <text:p>210.1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62064" calcext:value-type="float">
            <text:p>210.0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31584" calcext:value-type="float">
            <text:p>210.0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19392" calcext:value-type="float">
            <text:p>210.0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072" calcext:value-type="float">
            <text:p>210.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67576" calcext:value-type="float">
            <text:p>209.9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52336" calcext:value-type="float">
            <text:p>209.9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1576" calcext:value-type="float">
            <text:p>209.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12712" calcext:value-type="float">
            <text:p>209.9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73088" calcext:value-type="float">
            <text:p>209.8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51752" calcext:value-type="float">
            <text:p>209.8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42608" calcext:value-type="float">
            <text:p>209.8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3956" calcext:value-type="float">
            <text:p>209.8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45656" calcext:value-type="float">
            <text:p>209.8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66992" calcext:value-type="float">
            <text:p>209.8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57848" calcext:value-type="float">
            <text:p>209.8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548" calcext:value-type="float">
            <text:p>209.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15176" calcext:value-type="float">
            <text:p>209.8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02984" calcext:value-type="float">
            <text:p>209.8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57264" calcext:value-type="float">
            <text:p>209.7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786" calcext:value-type="float">
            <text:p>209.7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51168" calcext:value-type="float">
            <text:p>209.7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786" calcext:value-type="float">
            <text:p>209.7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12128" calcext:value-type="float">
            <text:p>209.8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42608" calcext:value-type="float">
            <text:p>209.8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38976" calcext:value-type="float">
            <text:p>209.7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548" calcext:value-type="float">
            <text:p>209.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4812" calcext:value-type="float">
            <text:p>209.7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65824" calcext:value-type="float">
            <text:p>209.6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4812" calcext:value-type="float">
            <text:p>209.7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6336" calcext:value-type="float">
            <text:p>209.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74968" calcext:value-type="float">
            <text:p>209.6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2432" calcext:value-type="float">
            <text:p>209.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2432" calcext:value-type="float">
            <text:p>209.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9384" calcext:value-type="float">
            <text:p>209.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14592" calcext:value-type="float">
            <text:p>209.7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57264" calcext:value-type="float">
            <text:p>209.7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99936" calcext:value-type="float">
            <text:p>209.7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18224" calcext:value-type="float">
            <text:p>209.8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3956" calcext:value-type="float">
            <text:p>209.8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84696" calcext:value-type="float">
            <text:p>209.7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21272" calcext:value-type="float">
            <text:p>209.8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57264" calcext:value-type="float">
            <text:p>209.7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60312" calcext:value-type="float">
            <text:p>209.7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29832" calcext:value-type="float">
            <text:p>209.7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6336" calcext:value-type="float">
            <text:p>209.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786" calcext:value-type="float">
            <text:p>209.7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54216" calcext:value-type="float">
            <text:p>209.7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69456" calcext:value-type="float">
            <text:p>209.7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99936" calcext:value-type="float">
            <text:p>209.7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4812" calcext:value-type="float">
            <text:p>209.7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26784" calcext:value-type="float">
            <text:p>209.7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51168" calcext:value-type="float">
            <text:p>209.7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8716" calcext:value-type="float">
            <text:p>209.6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17056" calcext:value-type="float">
            <text:p>209.6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65824" calcext:value-type="float">
            <text:p>209.6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5668" calcext:value-type="float">
            <text:p>209.6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50584" calcext:value-type="float">
            <text:p>209.6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17056" calcext:value-type="float">
            <text:p>209.6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17056" calcext:value-type="float">
            <text:p>209.6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77432" calcext:value-type="float">
            <text:p>209.5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37808" calcext:value-type="float">
            <text:p>209.5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8904" calcext:value-type="float">
            <text:p>209.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92088" calcext:value-type="float">
            <text:p>209.4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76848" calcext:value-type="float">
            <text:p>209.4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49416" calcext:value-type="float">
            <text:p>209.4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21984" calcext:value-type="float">
            <text:p>209.4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79312" calcext:value-type="float">
            <text:p>209.3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33592" calcext:value-type="float">
            <text:p>209.3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87872" calcext:value-type="float">
            <text:p>209.2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84824" calcext:value-type="float">
            <text:p>209.2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54344" calcext:value-type="float">
            <text:p>209.2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11672" calcext:value-type="float">
            <text:p>209.2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90336" calcext:value-type="float">
            <text:p>209.1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72048" calcext:value-type="float">
            <text:p>209.1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59856" calcext:value-type="float">
            <text:p>209.1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56808" calcext:value-type="float">
            <text:p>209.1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32424" calcext:value-type="float">
            <text:p>209.1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78144" calcext:value-type="float">
            <text:p>209.1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50712" calcext:value-type="float">
            <text:p>209.1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35472" calcext:value-type="float">
            <text:p>209.1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0804" calcext:value-type="float">
            <text:p>209.1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59272" calcext:value-type="float">
            <text:p>209.0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59272" calcext:value-type="float">
            <text:p>209.0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34888" calcext:value-type="float">
            <text:p>209.0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4708" calcext:value-type="float">
            <text:p>209.0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80608" calcext:value-type="float">
            <text:p>209.0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22696" calcext:value-type="float">
            <text:p>209.0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13552" calcext:value-type="float">
            <text:p>209.0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22696" calcext:value-type="float">
            <text:p>209.0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58688" calcext:value-type="float">
            <text:p>208.9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13552" calcext:value-type="float">
            <text:p>209.0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67832" calcext:value-type="float">
            <text:p>208.9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5564" calcext:value-type="float">
            <text:p>208.9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07456" calcext:value-type="float">
            <text:p>209.0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40984" calcext:value-type="float">
            <text:p>209.0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19064" calcext:value-type="float">
            <text:p>208.9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37352" calcext:value-type="float">
            <text:p>208.9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49544" calcext:value-type="float">
            <text:p>208.9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0992" calcext:value-type="float">
            <text:p>208.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34888" calcext:value-type="float">
            <text:p>209.0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13552" calcext:value-type="float">
            <text:p>209.0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61736" calcext:value-type="float">
            <text:p>208.9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52592" calcext:value-type="float">
            <text:p>208.9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37352" calcext:value-type="float">
            <text:p>208.9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7088" calcext:value-type="float">
            <text:p>208.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19648" calcext:value-type="float">
            <text:p>209.0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92216" calcext:value-type="float">
            <text:p>208.9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43448" calcext:value-type="float">
            <text:p>208.9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22696" calcext:value-type="float">
            <text:p>209.0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34304" calcext:value-type="float">
            <text:p>208.9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76976" calcext:value-type="float">
            <text:p>208.9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2516" calcext:value-type="float">
            <text:p>208.9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31256" calcext:value-type="float">
            <text:p>208.9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7088" calcext:value-type="float">
            <text:p>208.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404" calcext:value-type="float">
            <text:p>208.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61736" calcext:value-type="float">
            <text:p>208.9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00776" calcext:value-type="float">
            <text:p>208.9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2516" calcext:value-type="float">
            <text:p>208.9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19064" calcext:value-type="float">
            <text:p>208.9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85536" calcext:value-type="float">
            <text:p>208.8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76392" calcext:value-type="float">
            <text:p>208.8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22112" calcext:value-type="float">
            <text:p>208.9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67248" calcext:value-type="float">
            <text:p>208.8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46496" calcext:value-type="float">
            <text:p>208.9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31256" calcext:value-type="float">
            <text:p>208.9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0992" calcext:value-type="float">
            <text:p>208.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55056" calcext:value-type="float">
            <text:p>208.8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24576" calcext:value-type="float">
            <text:p>208.8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1848" calcext:value-type="float">
            <text:p>208.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15432" calcext:value-type="float">
            <text:p>208.8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91048" calcext:value-type="float">
            <text:p>208.7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1848" calcext:value-type="float">
            <text:p>208.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97144" calcext:value-type="float">
            <text:p>208.7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33136" calcext:value-type="float">
            <text:p>208.7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14848" calcext:value-type="float">
            <text:p>208.7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20944" calcext:value-type="float">
            <text:p>208.7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93512" calcext:value-type="float">
            <text:p>208.6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6608" calcext:value-type="float">
            <text:p>208.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9656" calcext:value-type="float">
            <text:p>208.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69128" calcext:value-type="float">
            <text:p>208.6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26456" calcext:value-type="float">
            <text:p>208.6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08168" calcext:value-type="float">
            <text:p>208.6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65496" calcext:value-type="float">
            <text:p>208.5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2892" calcext:value-type="float">
            <text:p>208.5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77104" calcext:value-type="float">
            <text:p>208.4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58816" calcext:value-type="float">
            <text:p>208.4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2224" calcext:value-type="float">
            <text:p>208.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10048" calcext:value-type="float">
            <text:p>208.4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07" calcext:value-type="float">
            <text:p>208.4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7652" calcext:value-type="float">
            <text:p>208.3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82616" calcext:value-type="float">
            <text:p>208.3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67376" calcext:value-type="float">
            <text:p>208.3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18608" calcext:value-type="float">
            <text:p>208.3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09464" calcext:value-type="float">
            <text:p>208.3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72888" calcext:value-type="float">
            <text:p>208.2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63744" calcext:value-type="float">
            <text:p>208.2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66792" calcext:value-type="float">
            <text:p>208.2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90592" calcext:value-type="float">
            <text:p>208.1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45456" calcext:value-type="float">
            <text:p>208.2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546" calcext:value-type="float">
            <text:p>208.2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89424" calcext:value-type="float">
            <text:p>207.9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22952" calcext:value-type="float">
            <text:p>208.0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8028" calcext:value-type="float">
            <text:p>207.9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31512" calcext:value-type="float">
            <text:p>207.9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71136" calcext:value-type="float">
            <text:p>207.9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82744" calcext:value-type="float">
            <text:p>207.8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94936" calcext:value-type="float">
            <text:p>207.8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974" calcext:value-type="float">
            <text:p>207.7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07128" calcext:value-type="float">
            <text:p>207.9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76648" calcext:value-type="float">
            <text:p>207.8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736" calcext:value-type="float">
            <text:p>207.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49216" calcext:value-type="float">
            <text:p>207.8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70552" calcext:value-type="float">
            <text:p>207.8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6692" calcext:value-type="float">
            <text:p>207.7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48632" calcext:value-type="float">
            <text:p>207.7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48632" calcext:value-type="float">
            <text:p>207.7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51096" calcext:value-type="float">
            <text:p>207.6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57192" calcext:value-type="float">
            <text:p>207.6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87088" calcext:value-type="float">
            <text:p>207.5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50512" calcext:value-type="float">
            <text:p>207.5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04792" calcext:value-type="float">
            <text:p>207.5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74312" calcext:value-type="float">
            <text:p>207.4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49928" calcext:value-type="float">
            <text:p>207.4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19448" calcext:value-type="float">
            <text:p>207.4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73728" calcext:value-type="float">
            <text:p>207.3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21912" calcext:value-type="float">
            <text:p>207.3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67048" calcext:value-type="float">
            <text:p>207.2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3352" calcext:value-type="float">
            <text:p>207.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0304" calcext:value-type="float">
            <text:p>207.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45128" calcext:value-type="float">
            <text:p>207.1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35984" calcext:value-type="float">
            <text:p>207.1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99408" calcext:value-type="float">
            <text:p>207.0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68928" calcext:value-type="float">
            <text:p>207.0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41496" calcext:value-type="float">
            <text:p>207.0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38448" calcext:value-type="float">
            <text:p>207.0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65296" calcext:value-type="float">
            <text:p>206.9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98824" calcext:value-type="float">
            <text:p>206.9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01872" calcext:value-type="float">
            <text:p>207.0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80536" calcext:value-type="float">
            <text:p>206.9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10432" calcext:value-type="float">
            <text:p>206.9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47008" calcext:value-type="float">
            <text:p>206.9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37864" calcext:value-type="float">
            <text:p>206.9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01288" calcext:value-type="float">
            <text:p>206.9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73856" calcext:value-type="float">
            <text:p>206.8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79952" calcext:value-type="float">
            <text:p>206.8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73856" calcext:value-type="float">
            <text:p>206.8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3728" calcext:value-type="float">
            <text:p>206.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00704" calcext:value-type="float">
            <text:p>206.8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3728" calcext:value-type="float">
            <text:p>206.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068" calcext:value-type="float">
            <text:p>206.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03752" calcext:value-type="float">
            <text:p>206.8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00704" calcext:value-type="float">
            <text:p>206.8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48888" calcext:value-type="float">
            <text:p>206.7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4584" calcext:value-type="float">
            <text:p>206.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42792" calcext:value-type="float">
            <text:p>206.7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33648" calcext:value-type="float">
            <text:p>206.7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12312" calcext:value-type="float">
            <text:p>206.7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81832" calcext:value-type="float">
            <text:p>206.6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79368" calcext:value-type="float">
            <text:p>206.7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75736" calcext:value-type="float">
            <text:p>206.6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26968" calcext:value-type="float">
            <text:p>206.6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12312" calcext:value-type="float">
            <text:p>206.7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87928" calcext:value-type="float">
            <text:p>206.6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3916" calcext:value-type="float">
            <text:p>206.6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36112" calcext:value-type="float">
            <text:p>206.6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42208" calcext:value-type="float">
            <text:p>206.6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44672" calcext:value-type="float">
            <text:p>206.5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782" calcext:value-type="float">
            <text:p>206.5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75408" calcext:value-type="float">
            <text:p>205.5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7236" calcext:value-type="float">
            <text:p>205.5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7236" calcext:value-type="float">
            <text:p>205.5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60168" calcext:value-type="float">
            <text:p>205.5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74824" calcext:value-type="float">
            <text:p>205.4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62632" calcext:value-type="float">
            <text:p>205.4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74824" calcext:value-type="float">
            <text:p>205.4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44344" calcext:value-type="float">
            <text:p>205.4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07768" calcext:value-type="float">
            <text:p>205.4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8948" calcext:value-type="float">
            <text:p>205.3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55952" calcext:value-type="float">
            <text:p>205.3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62048" calcext:value-type="float">
            <text:p>205.3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62048" calcext:value-type="float">
            <text:p>205.3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10232" calcext:value-type="float">
            <text:p>205.3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70608" calcext:value-type="float">
            <text:p>205.2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3708" calcext:value-type="float">
            <text:p>205.2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04136" calcext:value-type="float">
            <text:p>205.3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70608" calcext:value-type="float">
            <text:p>205.2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55368" calcext:value-type="float">
            <text:p>205.2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5232" calcext:value-type="float">
            <text:p>205.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88312" calcext:value-type="float">
            <text:p>205.1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73072" calcext:value-type="float">
            <text:p>205.1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43176" calcext:value-type="float">
            <text:p>205.2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40128" calcext:value-type="float">
            <text:p>205.2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5232" calcext:value-type="float">
            <text:p>205.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30984" calcext:value-type="float">
            <text:p>205.2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82216" calcext:value-type="float">
            <text:p>205.1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48688" calcext:value-type="float">
            <text:p>205.1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6088" calcext:value-type="float">
            <text:p>205.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54784" calcext:value-type="float">
            <text:p>205.1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27352" calcext:value-type="float">
            <text:p>205.1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06016" calcext:value-type="float">
            <text:p>205.1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93824" calcext:value-type="float">
            <text:p>205.0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21256" calcext:value-type="float">
            <text:p>205.1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90776" calcext:value-type="float">
            <text:p>205.0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21256" calcext:value-type="float">
            <text:p>205.1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2372" calcext:value-type="float">
            <text:p>205.0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26768" calcext:value-type="float">
            <text:p>205.0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81632" calcext:value-type="float">
            <text:p>205.0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35912" calcext:value-type="float">
            <text:p>205.0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84096" calcext:value-type="float">
            <text:p>204.9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35912" calcext:value-type="float">
            <text:p>205.0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78" calcext:value-type="float">
            <text:p>204.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14576" calcext:value-type="float">
            <text:p>205.0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87144" calcext:value-type="float">
            <text:p>204.9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07896" calcext:value-type="float">
            <text:p>204.9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1704" calcext:value-type="float">
            <text:p>204.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1704" calcext:value-type="float">
            <text:p>204.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20088" calcext:value-type="float">
            <text:p>204.9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59128" calcext:value-type="float">
            <text:p>204.8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98168" calcext:value-type="float">
            <text:p>204.7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74368" calcext:value-type="float">
            <text:p>204.8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16456" calcext:value-type="float">
            <text:p>204.8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31696" calcext:value-type="float">
            <text:p>204.8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19504" calcext:value-type="float">
            <text:p>204.8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73784" calcext:value-type="float">
            <text:p>204.7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67688" calcext:value-type="float">
            <text:p>204.7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94536" calcext:value-type="float">
            <text:p>204.6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97584" calcext:value-type="float">
            <text:p>204.6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79296" calcext:value-type="float">
            <text:p>204.6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15288" calcext:value-type="float">
            <text:p>204.6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2748" calcext:value-type="float">
            <text:p>204.6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21384" calcext:value-type="float">
            <text:p>204.6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90904" calcext:value-type="float">
            <text:p>204.5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48232" calcext:value-type="float">
            <text:p>204.5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02512" calcext:value-type="float">
            <text:p>204.5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02512" calcext:value-type="float">
            <text:p>204.5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0696" calcext:value-type="float">
            <text:p>204.4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41552" calcext:value-type="float">
            <text:p>204.4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11072" calcext:value-type="float">
            <text:p>204.4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47064" calcext:value-type="float">
            <text:p>204.3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34872" calcext:value-type="float">
            <text:p>204.3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89152" calcext:value-type="float">
            <text:p>204.2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40384" calcext:value-type="float">
            <text:p>204.2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40384" calcext:value-type="float">
            <text:p>204.2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12952" calcext:value-type="float">
            <text:p>204.2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176376" calcext:value-type="float">
            <text:p>204.1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145896" calcext:value-type="float">
            <text:p>204.1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84936" calcext:value-type="float">
            <text:p>204.0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30072" calcext:value-type="float">
            <text:p>204.0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20928" calcext:value-type="float">
            <text:p>204.0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93496" calcext:value-type="float">
            <text:p>203.9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05688" calcext:value-type="float">
            <text:p>204.0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75208" calcext:value-type="float">
            <text:p>203.9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69112" calcext:value-type="float">
            <text:p>203.9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14248" calcext:value-type="float">
            <text:p>203.9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02056" calcext:value-type="float">
            <text:p>203.9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28904" calcext:value-type="float">
            <text:p>203.8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41096" calcext:value-type="float">
            <text:p>203.8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07568" calcext:value-type="float">
            <text:p>203.8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56336" calcext:value-type="float">
            <text:p>203.8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49656" calcext:value-type="float">
            <text:p>203.7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5024" calcext:value-type="float">
            <text:p>203.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80136" calcext:value-type="float">
            <text:p>203.7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91744" calcext:value-type="float">
            <text:p>203.6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55752" calcext:value-type="float">
            <text:p>203.7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55752" calcext:value-type="float">
            <text:p>203.7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9784" calcext:value-type="float">
            <text:p>203.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13664" calcext:value-type="float">
            <text:p>203.8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79552" calcext:value-type="float">
            <text:p>203.6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91744" calcext:value-type="float">
            <text:p>203.6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00304" calcext:value-type="float">
            <text:p>203.6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06984" calcext:value-type="float">
            <text:p>203.7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9992" calcext:value-type="float">
            <text:p>203.3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9992" calcext:value-type="float">
            <text:p>203.3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9992" calcext:value-type="float">
            <text:p>203.3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9992" calcext:value-type="float">
            <text:p>203.3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6944" calcext:value-type="float">
            <text:p>203.3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6944" calcext:value-type="float">
            <text:p>203.3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6944" calcext:value-type="float">
            <text:p>203.3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6944" calcext:value-type="float">
            <text:p>203.3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6944" calcext:value-type="float">
            <text:p>203.3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6944" calcext:value-type="float">
            <text:p>203.3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6944" calcext:value-type="float">
            <text:p>203.3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6944" calcext:value-type="float">
            <text:p>203.3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6944" calcext:value-type="float">
            <text:p>203.3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6944" calcext:value-type="float">
            <text:p>203.3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6944" calcext:value-type="float">
            <text:p>203.3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6944" calcext:value-type="float">
            <text:p>203.3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6944" calcext:value-type="float">
            <text:p>203.3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6944" calcext:value-type="float">
            <text:p>203.3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3896" calcext:value-type="float">
            <text:p>203.3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3896" calcext:value-type="float">
            <text:p>203.3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3896" calcext:value-type="float">
            <text:p>203.3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3896" calcext:value-type="float">
            <text:p>203.3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3896" calcext:value-type="float">
            <text:p>203.3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3896" calcext:value-type="float">
            <text:p>203.3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3896" calcext:value-type="float">
            <text:p>203.3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3896" calcext:value-type="float">
            <text:p>203.3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778" calcext:value-type="float">
            <text:p>203.3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74752" calcext:value-type="float">
            <text:p>203.3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56464" calcext:value-type="float">
            <text:p>203.3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22936" calcext:value-type="float">
            <text:p>203.3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89408" calcext:value-type="float">
            <text:p>203.2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5588" calcext:value-type="float">
            <text:p>203.2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58928" calcext:value-type="float">
            <text:p>203.2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01016" calcext:value-type="float">
            <text:p>203.2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13208" calcext:value-type="float">
            <text:p>203.2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76632" calcext:value-type="float">
            <text:p>203.1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12624" calcext:value-type="float">
            <text:p>203.1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15672" calcext:value-type="float">
            <text:p>203.1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24816" calcext:value-type="float">
            <text:p>203.1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91288" calcext:value-type="float">
            <text:p>203.0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63856" calcext:value-type="float">
            <text:p>203.0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30328" calcext:value-type="float">
            <text:p>203.0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24232" calcext:value-type="float">
            <text:p>203.0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99848" calcext:value-type="float">
            <text:p>202.9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78512" calcext:value-type="float">
            <text:p>202.9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48032" calcext:value-type="float">
            <text:p>202.9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57176" calcext:value-type="float">
            <text:p>202.9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32792" calcext:value-type="float">
            <text:p>202.9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11456" calcext:value-type="float">
            <text:p>202.9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3584" calcext:value-type="float">
            <text:p>202.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08408" calcext:value-type="float">
            <text:p>202.9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29744" calcext:value-type="float">
            <text:p>202.9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7488" calcext:value-type="float">
            <text:p>202.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29744" calcext:value-type="float">
            <text:p>202.9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206" calcext:value-type="float">
            <text:p>202.9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57176" calcext:value-type="float">
            <text:p>202.9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41936" calcext:value-type="float">
            <text:p>202.9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56592" calcext:value-type="float">
            <text:p>202.8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9012" calcext:value-type="float">
            <text:p>202.8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53544" calcext:value-type="float">
            <text:p>202.8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48032" calcext:value-type="float">
            <text:p>202.9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7488" calcext:value-type="float">
            <text:p>202.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2916" calcext:value-type="float">
            <text:p>202.8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0536" calcext:value-type="float">
            <text:p>202.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80976" calcext:value-type="float">
            <text:p>202.8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0536" calcext:value-type="float">
            <text:p>202.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48032" calcext:value-type="float">
            <text:p>202.9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0536" calcext:value-type="float">
            <text:p>202.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80976" calcext:value-type="float">
            <text:p>202.8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41352" calcext:value-type="float">
            <text:p>202.8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53544" calcext:value-type="float">
            <text:p>202.8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86488" calcext:value-type="float">
            <text:p>202.7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5108" calcext:value-type="float">
            <text:p>202.9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54128" calcext:value-type="float">
            <text:p>202.9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57176" calcext:value-type="float">
            <text:p>202.9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97512" calcext:value-type="float">
            <text:p>202.5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82856" calcext:value-type="float">
            <text:p>202.6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40184" calcext:value-type="float">
            <text:p>202.6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27992" calcext:value-type="float">
            <text:p>202.6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64568" calcext:value-type="float">
            <text:p>202.6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58472" calcext:value-type="float">
            <text:p>202.6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18848" calcext:value-type="float">
            <text:p>202.6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76176" calcext:value-type="float">
            <text:p>202.5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42648" calcext:value-type="float">
            <text:p>202.5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12168" calcext:value-type="float">
            <text:p>202.5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81688" calcext:value-type="float">
            <text:p>202.4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45112" calcext:value-type="float">
            <text:p>202.4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35968" calcext:value-type="float">
            <text:p>202.4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08536" calcext:value-type="float">
            <text:p>202.4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53672" calcext:value-type="float">
            <text:p>202.3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53672" calcext:value-type="float">
            <text:p>202.3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11" calcext:value-type="float">
            <text:p>202.3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53088" calcext:value-type="float">
            <text:p>202.2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46992" calcext:value-type="float">
            <text:p>202.2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10416" calcext:value-type="float">
            <text:p>202.2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13464" calcext:value-type="float">
            <text:p>202.2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07368" calcext:value-type="float">
            <text:p>202.2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79936" calcext:value-type="float">
            <text:p>202.1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15928" calcext:value-type="float">
            <text:p>202.1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09832" calcext:value-type="float">
            <text:p>202.1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18976" calcext:value-type="float">
            <text:p>202.1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91544" calcext:value-type="float">
            <text:p>202.0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58016" calcext:value-type="float">
            <text:p>202.0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00104" calcext:value-type="float">
            <text:p>202.0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03152" calcext:value-type="float">
            <text:p>202.0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58016" calcext:value-type="float">
            <text:p>202.0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062" calcext:value-type="float">
            <text:p>202.0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15344" calcext:value-type="float">
            <text:p>202.0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42192" calcext:value-type="float">
            <text:p>201.9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6048" calcext:value-type="float">
            <text:p>201.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12296" calcext:value-type="float">
            <text:p>202.0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11712" calcext:value-type="float">
            <text:p>201.9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062" calcext:value-type="float">
            <text:p>202.0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44656" calcext:value-type="float">
            <text:p>201.8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36096" calcext:value-type="float">
            <text:p>201.9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59896" calcext:value-type="float">
            <text:p>201.8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26368" calcext:value-type="float">
            <text:p>201.8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20272" calcext:value-type="float">
            <text:p>201.8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29416" calcext:value-type="float">
            <text:p>201.8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728" calcext:value-type="float">
            <text:p>201.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0608" calcext:value-type="float">
            <text:p>201.4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45368" calcext:value-type="float">
            <text:p>201.4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5756" calcext:value-type="float">
            <text:p>201.4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45368" calcext:value-type="float">
            <text:p>201.4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1184" calcext:value-type="float">
            <text:p>201.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51464" calcext:value-type="float">
            <text:p>201.4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08792" calcext:value-type="float">
            <text:p>201.4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30128" calcext:value-type="float">
            <text:p>201.4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2708" calcext:value-type="float">
            <text:p>201.4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1184" calcext:value-type="float">
            <text:p>201.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84408" calcext:value-type="float">
            <text:p>201.3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1184" calcext:value-type="float">
            <text:p>201.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24032" calcext:value-type="float">
            <text:p>201.4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24032" calcext:value-type="float">
            <text:p>201.4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93552" calcext:value-type="float">
            <text:p>201.3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8136" calcext:value-type="float">
            <text:p>201.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24032" calcext:value-type="float">
            <text:p>201.4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69168" calcext:value-type="float">
            <text:p>201.3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2708" calcext:value-type="float">
            <text:p>201.4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69168" calcext:value-type="float">
            <text:p>201.3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966" calcext:value-type="float">
            <text:p>201.3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47832" calcext:value-type="float">
            <text:p>201.3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17936" calcext:value-type="float">
            <text:p>201.4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0608" calcext:value-type="float">
            <text:p>201.4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05744" calcext:value-type="float">
            <text:p>201.4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1184" calcext:value-type="float">
            <text:p>201.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48416" calcext:value-type="float">
            <text:p>201.4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15472" calcext:value-type="float">
            <text:p>201.5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51464" calcext:value-type="float">
            <text:p>201.4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9752" calcext:value-type="float">
            <text:p>201.4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09376" calcext:value-type="float">
            <text:p>201.5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30712" calcext:value-type="float">
            <text:p>201.5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39272" calcext:value-type="float">
            <text:p>201.4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4232" calcext:value-type="float">
            <text:p>201.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09376" calcext:value-type="float">
            <text:p>201.5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15472" calcext:value-type="float">
            <text:p>201.5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15472" calcext:value-type="float">
            <text:p>201.5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0328" calcext:value-type="float">
            <text:p>201.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3656" calcext:value-type="float">
            <text:p>201.4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3656" calcext:value-type="float">
            <text:p>201.4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36224" calcext:value-type="float">
            <text:p>201.4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31296" calcext:value-type="float">
            <text:p>201.6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97768" calcext:value-type="float">
            <text:p>201.5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78312" calcext:value-type="float">
            <text:p>201.3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60024" calcext:value-type="float">
            <text:p>201.3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23448" calcext:value-type="float">
            <text:p>201.3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41736" calcext:value-type="float">
            <text:p>201.3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7656" calcext:value-type="float">
            <text:p>201.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7656" calcext:value-type="float">
            <text:p>201.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7656" calcext:value-type="float">
            <text:p>201.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7656" calcext:value-type="float">
            <text:p>201.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7656" calcext:value-type="float">
            <text:p>201.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7656" calcext:value-type="float">
            <text:p>201.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7656" calcext:value-type="float">
            <text:p>201.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73512" calcext:value-type="float">
            <text:p>201.0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73512" calcext:value-type="float">
            <text:p>201.0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58272" calcext:value-type="float">
            <text:p>201.0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39984" calcext:value-type="float">
            <text:p>201.0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09504" calcext:value-type="float">
            <text:p>201.0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156" calcext:value-type="float">
            <text:p>201.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0036" calcext:value-type="float">
            <text:p>201.0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72928" calcext:value-type="float">
            <text:p>200.9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48544" calcext:value-type="float">
            <text:p>200.9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33304" calcext:value-type="float">
            <text:p>200.9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02824" calcext:value-type="float">
            <text:p>200.9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5464" calcext:value-type="float">
            <text:p>200.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02824" calcext:value-type="float">
            <text:p>200.9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8512" calcext:value-type="float">
            <text:p>200.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0036" calcext:value-type="float">
            <text:p>201.0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94264" calcext:value-type="float">
            <text:p>200.9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2416" calcext:value-type="float">
            <text:p>200.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18648" calcext:value-type="float">
            <text:p>201.0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33304" calcext:value-type="float">
            <text:p>200.9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18064" calcext:value-type="float">
            <text:p>200.9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75392" calcext:value-type="float">
            <text:p>200.8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03408" calcext:value-type="float">
            <text:p>201.0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30256" calcext:value-type="float">
            <text:p>200.9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96728" calcext:value-type="float">
            <text:p>200.8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33304" calcext:value-type="float">
            <text:p>200.9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94264" calcext:value-type="float">
            <text:p>200.9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21112" calcext:value-type="float">
            <text:p>200.9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18064" calcext:value-type="float">
            <text:p>200.9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15016" calcext:value-type="float">
            <text:p>200.9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48544" calcext:value-type="float">
            <text:p>200.9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94264" calcext:value-type="float">
            <text:p>200.9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66832" calcext:value-type="float">
            <text:p>200.9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60736" calcext:value-type="float">
            <text:p>200.9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22992" calcext:value-type="float">
            <text:p>200.7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108" calcext:value-type="float">
            <text:p>200.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8032" calcext:value-type="float">
            <text:p>200.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8032" calcext:value-type="float">
            <text:p>200.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4984" calcext:value-type="float">
            <text:p>200.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4984" calcext:value-type="float">
            <text:p>200.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31552" calcext:value-type="float">
            <text:p>200.6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31552" calcext:value-type="float">
            <text:p>200.6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07168" calcext:value-type="float">
            <text:p>200.6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0412" calcext:value-type="float">
            <text:p>200.6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55352" calcext:value-type="float">
            <text:p>200.5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67544" calcext:value-type="float">
            <text:p>200.5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82784" calcext:value-type="float">
            <text:p>200.5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94976" calcext:value-type="float">
            <text:p>200.5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13264" calcext:value-type="float">
            <text:p>200.6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0412" calcext:value-type="float">
            <text:p>200.6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0412" calcext:value-type="float">
            <text:p>200.6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10216" calcext:value-type="float">
            <text:p>200.6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346" calcext:value-type="float">
            <text:p>200.6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25456" calcext:value-type="float">
            <text:p>200.6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22408" calcext:value-type="float">
            <text:p>200.6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68128" calcext:value-type="float">
            <text:p>200.6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37648" calcext:value-type="float">
            <text:p>200.6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31552" calcext:value-type="float">
            <text:p>200.6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40696" calcext:value-type="float">
            <text:p>200.6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68128" calcext:value-type="float">
            <text:p>200.6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5464" calcext:value-type="float">
            <text:p>200.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12552" calcext:value-type="float">
            <text:p>201.0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156" calcext:value-type="float">
            <text:p>201.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09504" calcext:value-type="float">
            <text:p>201.0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24744" calcext:value-type="float">
            <text:p>201.0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3084" calcext:value-type="float">
            <text:p>201.0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72928" calcext:value-type="float">
            <text:p>200.9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33888" calcext:value-type="float">
            <text:p>201.0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918" calcext:value-type="float">
            <text:p>201.0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85704" calcext:value-type="float">
            <text:p>201.0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55224" calcext:value-type="float">
            <text:p>201.0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94264" calcext:value-type="float">
            <text:p>200.9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72928" calcext:value-type="float">
            <text:p>200.9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0704" calcext:value-type="float">
            <text:p>201.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6132" calcext:value-type="float">
            <text:p>201.0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5276" calcext:value-type="float">
            <text:p>201.1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16184" calcext:value-type="float">
            <text:p>201.1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64368" calcext:value-type="float">
            <text:p>201.0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88752" calcext:value-type="float">
            <text:p>201.0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13136" calcext:value-type="float">
            <text:p>201.1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79608" calcext:value-type="float">
            <text:p>201.0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7656" calcext:value-type="float">
            <text:p>201.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88752" calcext:value-type="float">
            <text:p>201.0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16184" calcext:value-type="float">
            <text:p>201.1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4608" calcext:value-type="float">
            <text:p>201.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156" calcext:value-type="float">
            <text:p>201.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7656" calcext:value-type="float">
            <text:p>201.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6132" calcext:value-type="float">
            <text:p>201.0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67416" calcext:value-type="float">
            <text:p>201.0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97896" calcext:value-type="float">
            <text:p>201.0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918" calcext:value-type="float">
            <text:p>201.0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918" calcext:value-type="float">
            <text:p>201.0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13136" calcext:value-type="float">
            <text:p>201.1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85704" calcext:value-type="float">
            <text:p>201.0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918" calcext:value-type="float">
            <text:p>201.0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7656" calcext:value-type="float">
            <text:p>201.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10088" calcext:value-type="float">
            <text:p>201.1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16184" calcext:value-type="float">
            <text:p>201.1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918" calcext:value-type="float">
            <text:p>201.0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0704" calcext:value-type="float">
            <text:p>201.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88752" calcext:value-type="float">
            <text:p>201.0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67416" calcext:value-type="float">
            <text:p>201.0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24744" calcext:value-type="float">
            <text:p>201.0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52176" calcext:value-type="float">
            <text:p>201.0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79608" calcext:value-type="float">
            <text:p>201.0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6132" calcext:value-type="float">
            <text:p>201.0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00944" calcext:value-type="float">
            <text:p>201.1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7656" calcext:value-type="float">
            <text:p>201.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61904" calcext:value-type="float">
            <text:p>201.1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5276" calcext:value-type="float">
            <text:p>201.1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1372" calcext:value-type="float">
            <text:p>201.2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1372" calcext:value-type="float">
            <text:p>201.2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38104" calcext:value-type="float">
            <text:p>201.2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47248" calcext:value-type="float">
            <text:p>201.2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62488" calcext:value-type="float">
            <text:p>201.2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92968" calcext:value-type="float">
            <text:p>201.2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2896" calcext:value-type="float">
            <text:p>201.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8992" calcext:value-type="float">
            <text:p>201.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99064" calcext:value-type="float">
            <text:p>201.2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26496" calcext:value-type="float">
            <text:p>201.3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6612" calcext:value-type="float">
            <text:p>201.3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5088" calcext:value-type="float">
            <text:p>201.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90504" calcext:value-type="float">
            <text:p>201.3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87456" calcext:value-type="float">
            <text:p>201.3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02696" calcext:value-type="float">
            <text:p>201.4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69168" calcext:value-type="float">
            <text:p>201.3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2708" calcext:value-type="float">
            <text:p>201.4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2708" calcext:value-type="float">
            <text:p>201.4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05744" calcext:value-type="float">
            <text:p>201.4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81944" calcext:value-type="float">
            <text:p>201.4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33176" calcext:value-type="float">
            <text:p>201.4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91088" calcext:value-type="float">
            <text:p>201.4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75848" calcext:value-type="float">
            <text:p>201.4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36808" calcext:value-type="float">
            <text:p>201.5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70336" calcext:value-type="float">
            <text:p>201.5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85576" calcext:value-type="float">
            <text:p>201.5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97768" calcext:value-type="float">
            <text:p>201.5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31296" calcext:value-type="float">
            <text:p>201.6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76432" calcext:value-type="float">
            <text:p>201.5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252" calcext:value-type="float">
            <text:p>201.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5568" calcext:value-type="float">
            <text:p>201.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52632" calcext:value-type="float">
            <text:p>201.6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6236" calcext:value-type="float">
            <text:p>201.7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10544" calcext:value-type="float">
            <text:p>201.7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28832" calcext:value-type="float">
            <text:p>201.7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80064" calcext:value-type="float">
            <text:p>201.6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56264" calcext:value-type="float">
            <text:p>201.7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4712" calcext:value-type="float">
            <text:p>201.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25784" calcext:value-type="float">
            <text:p>201.7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74552" calcext:value-type="float">
            <text:p>201.7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6236" calcext:value-type="float">
            <text:p>201.7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86744" calcext:value-type="float">
            <text:p>201.7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83696" calcext:value-type="float">
            <text:p>201.7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2332" calcext:value-type="float">
            <text:p>201.8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0808" calcext:value-type="float">
            <text:p>201.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32464" calcext:value-type="float">
            <text:p>201.8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11128" calcext:value-type="float">
            <text:p>201.8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41608" calcext:value-type="float">
            <text:p>201.8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20272" calcext:value-type="float">
            <text:p>201.8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81232" calcext:value-type="float">
            <text:p>201.8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35512" calcext:value-type="float">
            <text:p>201.8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59896" calcext:value-type="float">
            <text:p>201.8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41608" calcext:value-type="float">
            <text:p>201.8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47704" calcext:value-type="float">
            <text:p>201.8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78184" calcext:value-type="float">
            <text:p>201.8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56848" calcext:value-type="float">
            <text:p>201.8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59896" calcext:value-type="float">
            <text:p>201.8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72088" calcext:value-type="float">
            <text:p>201.8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6904" calcext:value-type="float">
            <text:p>201.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05616" calcext:value-type="float">
            <text:p>201.9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9952" calcext:value-type="float">
            <text:p>201.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87328" calcext:value-type="float">
            <text:p>201.8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11712" calcext:value-type="float">
            <text:p>201.9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72088" calcext:value-type="float">
            <text:p>201.8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02568" calcext:value-type="float">
            <text:p>201.9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05616" calcext:value-type="float">
            <text:p>201.9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9952" calcext:value-type="float">
            <text:p>201.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93424" calcext:value-type="float">
            <text:p>201.8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9952" calcext:value-type="float">
            <text:p>201.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1476" calcext:value-type="float">
            <text:p>201.9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1476" calcext:value-type="float">
            <text:p>201.9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96472" calcext:value-type="float">
            <text:p>201.8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1476" calcext:value-type="float">
            <text:p>201.9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20856" calcext:value-type="float">
            <text:p>201.9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7572" calcext:value-type="float">
            <text:p>201.9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87912" calcext:value-type="float">
            <text:p>201.9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18392" calcext:value-type="float">
            <text:p>202.0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9096" calcext:value-type="float">
            <text:p>201.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61064" calcext:value-type="float">
            <text:p>202.0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9764" calcext:value-type="float">
            <text:p>202.0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40312" calcext:value-type="float">
            <text:p>202.1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34216" calcext:value-type="float">
            <text:p>202.1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06784" calcext:value-type="float">
            <text:p>202.1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09832" calcext:value-type="float">
            <text:p>202.1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46408" calcext:value-type="float">
            <text:p>202.1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01272" calcext:value-type="float">
            <text:p>202.2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9764" calcext:value-type="float">
            <text:p>202.0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88496" calcext:value-type="float">
            <text:p>202.0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04904" calcext:value-type="float">
            <text:p>202.3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0432" calcext:value-type="float">
            <text:p>202.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348" calcext:value-type="float">
            <text:p>202.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348" calcext:value-type="float">
            <text:p>202.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9576" calcext:value-type="float">
            <text:p>202.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92" calcext:value-type="float">
            <text:p>202.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201</text:p>
          </table:table-cell>
          <table:table-cell office:value-type="string" calcext:value-type="string">
            <text:p>Coryell City WSD</text:p>
          </table:table-cell>
          <table:table-cell office:value-type="string" calcext:value-type="string">
            <text:p>199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7656" calcext:value-type="float">
            <text:p>201.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1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760" meta:object-count="0"/>
    <meta:user-defined meta:name="AppVersion">3.0</meta:user-defined>
  </office:meta>
</office:document-meta>
</file>